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395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789cm" draw:shadow-offset-x="0.203cm" draw:shadow-offset-y="0.203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solid" svg:stroke-color="#000000" draw:fill="solid" draw:fill-color="#e6e6ff" fo:min-height="0.423cm" draw:shadow-offset-x="0.203cm" draw:shadow-offset-y="0.203cm"/>
    </style:style>
    <style:style style:name="gr5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401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57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395cm" draw:shadow-offset-x="0.203cm" draw:shadow-offset-y="0.203cm"/>
    </style:style>
    <style:style style:name="gr9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10" style:family="graphic" style:parent-style-name="standard">
      <style:graphic-properties draw:stroke="solid" svg:stroke-color="#000000" draw:fill="solid" draw:fill-color="#e6e6ff" fo:min-height="0.446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1.301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2.417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419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1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2" draw:text-style-name="P1" xml:id="id3" draw:id="id3" draw:layer="layout" svg:width="2.032cm" svg:height="1.039cm" svg:x="4.734cm" svg:y="-0.74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258cm" svg:y="0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258cm" svg:y="0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258cm" svg:y="1.791cm">
          <draw:text-box>
            <text:p><text:span text:style-name="T1">62 satire</text:span></text:p>
          </draw:text-box>
        </draw:frame>
        <draw:frame draw:style-name="gr2" draw:text-style-name="P1" xml:id="id7" draw:id="id7" draw:layer="layout" svg:width="3.302cm" svg:height="1.039cm" svg:x="6.258cm" svg:y="2.597cm">
          <draw:text-box>
            <text:p><text:span text:style-name="T1">72 mockumentary</text:span></text:p>
          </draw:text-box>
        </draw:frame>
        <draw:connector draw:style-name="gr3" draw:text-style-name="P2" draw:layer="layout" svg:x1="2.159cm" svg:y1="1.915cm" svg:x2="2.54cm" svg:y2="2.481cm" draw:start-shape="id1" draw:start-glue-point="2" draw:end-shape="id2" draw:end-glue-point="3" svg:d="M2159 1915v566h381">
          <text:p/>
        </draw:connector>
        <draw:connector draw:style-name="gr3" draw:text-style-name="P2" draw:layer="layout" svg:x1="5.75cm" svg:y1="0.299cm" svg:x2="6.258cm" svg:y2="0.481cm" draw:start-shape="id3" draw:start-glue-point="2" draw:end-shape="id4" draw:end-glue-point="3" svg:d="M5750 299v182h508">
          <text:p/>
        </draw:connector>
        <draw:connector draw:style-name="gr3" draw:text-style-name="P2" draw:layer="layout" svg:x1="5.75cm" svg:y1="0.299cm" svg:x2="6.258cm" svg:y2="1.287cm" draw:start-shape="id3" draw:start-glue-point="2" draw:end-shape="id5" draw:end-glue-point="3" svg:d="M5750 299v988h508">
          <text:p/>
        </draw:connector>
        <draw:connector draw:style-name="gr3" draw:text-style-name="P2" draw:layer="layout" svg:x1="5.75cm" svg:y1="0.299cm" svg:x2="6.258cm" svg:y2="2.113cm" draw:start-shape="id3" draw:start-glue-point="2" draw:end-shape="id6" draw:end-glue-point="3" svg:d="M5750 299v1814h508">
          <text:p/>
        </draw:connector>
        <draw:connector draw:style-name="gr3" draw:text-style-name="P2" draw:layer="layout" svg:x1="5.75cm" svg:y1="0.299cm" svg:x2="6.258cm" svg:y2="3.116cm" draw:start-shape="id3" draw:start-glue-point="2" draw:end-shape="id7" draw:end-glue-point="3" svg:d="M5750 299v2817h508">
          <text:p/>
        </draw:connector>
        <draw:frame draw:style-name="gr1" draw:text-style-name="P1" xml:id="id8" draw:id="id8" draw:layer="layout" svg:width="3.81cm" svg:height="0.645cm" svg:x="6.258cm" svg:y="3.413cm">
          <draw:text-box>
            <text:p><text:span text:style-name="T1">27 romantic-comedy</text:span></text:p>
          </draw:text-box>
        </draw:frame>
        <draw:connector draw:style-name="gr3" draw:text-style-name="P2" draw:layer="layout" svg:x1="5.75cm" svg:y1="0.299cm" svg:x2="6.258cm" svg:y2="3.735cm" draw:start-shape="id3" draw:start-glue-point="2" draw:end-shape="id8" draw:end-glue-point="3" svg:d="M5750 299v3436h508">
          <text:p/>
        </draw:connector>
        <draw:frame draw:style-name="gr1" draw:text-style-name="P1" xml:id="id9" draw:id="id9" draw:layer="layout" svg:width="3.556cm" svg:height="0.645cm" svg:x="6.258cm" svg:y="4.229cm">
          <draw:text-box>
            <text:p><text:span text:style-name="T1">85 buddy-comedy</text:span></text:p>
          </draw:text-box>
        </draw:frame>
        <draw:connector draw:style-name="gr3" draw:text-style-name="P2" draw:layer="layout" svg:x1="5.75cm" svg:y1="0.299cm" svg:x2="6.258cm" svg:y2="4.551cm" draw:start-shape="id3" draw:start-glue-point="2" draw:end-shape="id9" draw:end-glue-point="3" svg:d="M5750 299v4252h508">
          <text:p/>
        </draw:connector>
        <draw:frame draw:style-name="gr1" draw:text-style-name="P1" xml:id="id10" draw:id="id10" draw:layer="layout" svg:width="3.175cm" svg:height="0.645cm" svg:x="6.258cm" svg:y="5.045cm">
          <draw:text-box>
            <text:p><text:span text:style-name="T1">86 black-comedy</text:span></text:p>
          </draw:text-box>
        </draw:frame>
        <draw:connector draw:style-name="gr3" draw:text-style-name="P2" draw:layer="layout" svg:x1="5.75cm" svg:y1="0.299cm" svg:x2="6.258cm" svg:y2="5.367cm" draw:start-shape="id3" draw:start-glue-point="2" draw:end-shape="id10" draw:end-glue-point="3" svg:d="M5750 299v5068h508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75" draw:id="id175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9.449cm" svg:y="0.6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1.227cm" svg:y="1.549cm">
          <draw:text-box>
            <text:p><text:span text:style-name="T1">28 computer-animation</text:span></text:p>
          </draw:text-box>
        </draw:frame>
        <draw:frame draw:style-name="gr1" draw:text-style-name="P1" xml:id="id168" draw:id="id168" draw:layer="layout" svg:width="2.764cm" svg:height="0.645cm" svg:x="13.327cm" svg:y="4.238cm">
          <draw:text-box>
            <text:p><text:span text:style-name="T1">89 claymation</text:span></text:p>
          </draw:text-box>
        </draw:frame>
        <draw:connector draw:style-name="gr3" draw:text-style-name="P2" draw:layer="layout" svg:x1="10.719cm" svg:y1="1.305cm" svg:x2="11.227cm" svg:y2="1.871cm" draw:start-shape="id11" draw:start-glue-point="2" draw:end-shape="id12" draw:end-glue-point="3" svg:d="M10719 1305v566h508">
          <text:p/>
        </draw:connector>
        <draw:frame draw:style-name="gr1" draw:text-style-name="P1" xml:id="id13" draw:id="id13" draw:layer="layout" svg:width="3.467cm" svg:height="0.645cm" svg:x="13.927cm" svg:y="2.438cm">
          <draw:text-box>
            <text:p><text:span text:style-name="T1">90 motion-capture</text:span></text:p>
          </draw:text-box>
        </draw:frame>
        <draw:connector draw:style-name="gr3" draw:text-style-name="P2" draw:layer="layout" svg:x1="13.386cm" svg:y1="2.194cm" svg:x2="13.927cm" svg:y2="2.76cm" draw:start-shape="id12" draw:start-glue-point="2" draw:end-shape="id13" draw:end-glue-point="3" svg:d="M13386 2194v566h541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921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4" draw:text-style-name="P1" draw:layer="layout" svg:width="2.286cm" svg:height="0.673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318cm" svg:y="-1.74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715cm" svg:y="-0.841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715cm" svg:y="-0.079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715cm" svg:y="0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715cm" svg:y="1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715cm" svg:y="2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715cm" svg:y="3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715cm" svg:y="3.975cm">
          <draw:text-box>
            <text:p><text:span text:style-name="T1">94 trojan-war</text:span></text:p>
          </draw:text-box>
        </draw:frame>
        <draw:connector draw:style-name="gr3" draw:text-style-name="P2" draw:layer="layout" svg:x1="18.143cm" svg:y1="-1.095cm" svg:x2="18.715cm" svg:y2="-0.519cm" draw:start-shape="id14" draw:start-glue-point="2" draw:end-shape="id15" draw:end-glue-point="3" svg:d="M18143-1095v576h572">
          <text:p/>
        </draw:connector>
        <draw:connector draw:style-name="gr3" draw:text-style-name="P2" draw:layer="layout" svg:x1="18.143cm" svg:y1="-1.095cm" svg:x2="18.715cm" svg:y2="1.005cm" draw:start-shape="id14" draw:start-glue-point="2" draw:end-shape="id16" draw:end-glue-point="3" svg:d="M18143-1095v2100h572">
          <text:p/>
        </draw:connector>
        <draw:connector draw:style-name="gr3" draw:text-style-name="P2" draw:layer="layout" svg:x1="18.143cm" svg:y1="-1.095cm" svg:x2="18.715cm" svg:y2="0.243cm" draw:start-shape="id14" draw:start-glue-point="2" draw:end-shape="id17" draw:end-glue-point="3" svg:d="M18143-1095v1338h572">
          <text:p/>
        </draw:connector>
        <draw:connector draw:style-name="gr3" draw:text-style-name="P2" draw:layer="layout" svg:x1="18.143cm" svg:y1="-1.095cm" svg:x2="18.715cm" svg:y2="1.767cm" draw:start-shape="id14" draw:start-glue-point="2" draw:end-shape="id18" draw:end-glue-point="3" svg:d="M18143-1095v2862h572">
          <text:p/>
        </draw:connector>
        <draw:connector draw:style-name="gr3" draw:text-style-name="P2" draw:layer="layout" svg:x1="18.143cm" svg:y1="-1.095cm" svg:x2="18.715cm" svg:y2="2.646cm" draw:start-shape="id14" draw:start-glue-point="2" draw:end-shape="id19" draw:end-glue-point="3" svg:d="M18143-1095v3741h572">
          <text:p/>
        </draw:connector>
        <draw:connector draw:style-name="gr3" draw:text-style-name="P2" draw:layer="layout" svg:x1="18.143cm" svg:y1="-1.095cm" svg:x2="18.715cm" svg:y2="3.408cm" draw:start-shape="id14" draw:start-glue-point="2" draw:end-shape="id20" draw:end-glue-point="3" svg:d="M18143-1095v4503h572">
          <text:p/>
        </draw:connector>
        <draw:connector draw:style-name="gr3" draw:text-style-name="P2" draw:layer="layout" svg:x1="18.143cm" svg:y1="-1.095cm" svg:x2="18.715cm" svg:y2="4.297cm" draw:start-shape="id14" draw:start-glue-point="2" draw:end-shape="id21" draw:end-glue-point="3" svg:d="M18143-1095v5392h572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-4.64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-3.741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-2.989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-2.227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-1.46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-0.693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0.0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0.8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1.5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2.3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3.117cm">
          <draw:text-box>
            <text:p><text:span text:style-name="T1">104 auto-racing</text:span></text:p>
          </draw:text-box>
        </draw:frame>
        <draw:connector draw:style-name="gr3" draw:text-style-name="P2" draw:layer="layout" svg:x1="23.504cm" svg:y1="-3.995cm" svg:x2="24.076cm" svg:y2="-3.419cm" draw:start-shape="id22" draw:start-glue-point="2" draw:end-shape="id23" draw:end-glue-point="3" svg:d="M23504-3995v576h572">
          <text:p/>
        </draw:connector>
        <draw:connector draw:style-name="gr3" draw:text-style-name="P2" draw:layer="layout" svg:x1="23.504cm" svg:y1="-3.995cm" svg:x2="24.076cm" svg:y2="-2.667cm" draw:start-shape="id22" draw:start-glue-point="2" draw:end-shape="id24" draw:end-glue-point="3" svg:d="M23504-3995v1328h572">
          <text:p/>
        </draw:connector>
        <draw:connector draw:style-name="gr3" draw:text-style-name="P2" draw:layer="layout" svg:x1="23.504cm" svg:y1="-3.995cm" svg:x2="24.076cm" svg:y2="-1.905cm" draw:start-shape="id22" draw:start-glue-point="2" draw:end-shape="id25" draw:end-glue-point="3" svg:d="M23504-3995v2090h572">
          <text:p/>
        </draw:connector>
        <draw:connector draw:style-name="gr3" draw:text-style-name="P2" draw:layer="layout" svg:x1="23.504cm" svg:y1="-3.995cm" svg:x2="24.076cm" svg:y2="-1.143cm" draw:start-shape="id22" draw:start-glue-point="2" draw:end-shape="id26" draw:end-glue-point="3" svg:d="M23504-3995v2852h572">
          <text:p/>
        </draw:connector>
        <draw:connector draw:style-name="gr3" draw:text-style-name="P2" draw:layer="layout" svg:x1="23.504cm" svg:y1="-3.995cm" svg:x2="24.076cm" svg:y2="-0.371cm" draw:start-shape="id22" draw:start-glue-point="2" draw:end-shape="id27" draw:end-glue-point="3" svg:d="M23504-3995v3624h572">
          <text:p/>
        </draw:connector>
        <draw:connector draw:style-name="gr3" draw:text-style-name="P2" draw:layer="layout" svg:x1="23.504cm" svg:y1="-3.995cm" svg:x2="24.076cm" svg:y2="0.381cm" draw:start-shape="id22" draw:start-glue-point="2" draw:end-shape="id28" draw:end-glue-point="3" svg:d="M23504-3995v4376h572">
          <text:p/>
        </draw:connector>
        <draw:connector draw:style-name="gr3" draw:text-style-name="P2" draw:layer="layout" svg:x1="23.504cm" svg:y1="-3.995cm" svg:x2="24.076cm" svg:y2="1.143cm" draw:start-shape="id22" draw:start-glue-point="2" draw:end-shape="id29" draw:end-glue-point="3" svg:d="M23504-3995v5138h572">
          <text:p/>
        </draw:connector>
        <draw:connector draw:style-name="gr3" draw:text-style-name="P2" draw:layer="layout" svg:x1="23.504cm" svg:y1="-3.995cm" svg:x2="24.076cm" svg:y2="1.905cm" draw:start-shape="id22" draw:start-glue-point="2" draw:end-shape="id30" draw:end-glue-point="3" svg:d="M23504-3995v5900h572">
          <text:p/>
        </draw:connector>
        <draw:connector draw:style-name="gr3" draw:text-style-name="P2" draw:layer="layout" svg:x1="23.504cm" svg:y1="-3.995cm" svg:x2="24.076cm" svg:y2="2.677cm" draw:start-shape="id22" draw:start-glue-point="2" draw:end-shape="id31" draw:end-glue-point="3" svg:d="M23504-3995v6672h572">
          <text:p/>
        </draw:connector>
        <draw:connector draw:style-name="gr3" draw:text-style-name="P2" draw:layer="layout" svg:x1="23.504cm" svg:y1="-3.995cm" svg:x2="24.076cm" svg:y2="3.439cm" draw:start-shape="id22" draw:start-glue-point="2" draw:end-shape="id32" draw:end-glue-point="3" svg:d="M23504-3995v7434h572">
          <text:p/>
        </draw:connector>
        <draw:frame draw:style-name="gr1" draw:text-style-name="P1" xml:id="id33" draw:id="id33" draw:layer="layout" svg:width="2.34cm" svg:height="0.645cm" svg:x="24.076cm" svg:y="3.8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4.641cm">
          <draw:text-box>
            <text:p><text:span text:style-name="T1">106 figure-skating</text:span></text:p>
          </draw:text-box>
        </draw:frame>
        <draw:connector draw:style-name="gr3" draw:text-style-name="P2" draw:layer="layout" svg:x1="23.504cm" svg:y1="-3.995cm" svg:x2="24.076cm" svg:y2="4.201cm" draw:start-shape="id22" draw:start-glue-point="2" draw:end-shape="id33" draw:end-glue-point="3" svg:d="M23504-3995v8196h572">
          <text:p/>
        </draw:connector>
        <draw:connector draw:style-name="gr3" draw:text-style-name="P2" draw:layer="layout" svg:x1="23.504cm" svg:y1="-3.995cm" svg:x2="24.076cm" svg:y2="4.963cm" draw:start-shape="id22" draw:start-glue-point="2" draw:end-shape="id34" draw:end-glue-point="3" svg:d="M23504-3995v8958h572">
          <text:p/>
        </draw:connector>
        <draw:frame draw:style-name="gr1" draw:text-style-name="P1" xml:id="id35" draw:id="id35" draw:layer="layout" svg:width="2.594cm" svg:height="0.645cm" svg:x="24.076cm" svg:y="5.403cm">
          <draw:text-box>
            <text:p><text:span text:style-name="T1">107 running</text:span></text:p>
          </draw:text-box>
        </draw:frame>
        <draw:connector draw:style-name="gr3" draw:text-style-name="P2" draw:layer="layout" svg:x1="23.504cm" svg:y1="-3.995cm" svg:x2="24.076cm" svg:y2="5.725cm" draw:start-shape="id22" draw:start-glue-point="2" draw:end-shape="id35" draw:end-glue-point="3" svg:d="M23504-3995v9720h572">
          <text:p/>
        </draw:connector>
        <draw:frame draw:style-name="gr1" draw:text-style-name="P1" xml:id="id36" draw:id="id36" draw:layer="layout" svg:width="2.159cm" svg:height="0.645cm" svg:x="27.225cm" svg:y="-0.54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875cm" svg:y="0.3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875cm" svg:y="1.1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875cm" svg:y="2.6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874cm" svg:y="3.4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874cm" svg:y="4.2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874cm" svg:y="5.0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874cm" svg:y="5.8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874cm" svg:y="6.6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949cm" svg:height="0.645cm" svg:x="28.874cm" svg:y="1.8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1.073cm" svg:y="7.4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1.073cm" svg:y="8.2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1.073cm" svg:y="9.0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1.073cm" svg:y="9.8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1.073cm" svg:y="10.6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1.073cm" svg:y="11.4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1.073cm" svg:y="12.2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1.073cm" svg:y="13.0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1.073cm" svg:y="13.8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1.073cm" svg:y="14.683cm">
          <draw:text-box>
            <text:p><text:span text:style-name="T1">128 1990's</text:span></text:p>
          </draw:text-box>
        </draw:frame>
        <draw:connector draw:style-name="gr3" draw:text-style-name="P2" draw:layer="layout" svg:x1="28.304cm" svg:y1="0.105cm" svg:x2="28.875cm" svg:y2="0.671cm" draw:start-shape="id36" draw:start-glue-point="2" draw:end-shape="id37" draw:end-glue-point="3" svg:d="M28304 105v566h571">
          <text:p/>
        </draw:connector>
        <draw:connector draw:style-name="gr3" draw:text-style-name="P2" draw:layer="layout" svg:x1="28.304cm" svg:y1="0.105cm" svg:x2="28.875cm" svg:y2="1.443cm" draw:start-shape="id36" draw:start-glue-point="2" draw:end-shape="id38" draw:end-glue-point="3" svg:d="M28304 105v1338h571">
          <text:p/>
        </draw:connector>
        <draw:connector draw:style-name="gr3" draw:text-style-name="P2" draw:layer="layout" svg:x1="28.304cm" svg:y1="0.105cm" svg:x2="28.874cm" svg:y2="2.205cm" draw:start-shape="id36" draw:start-glue-point="2" draw:end-shape="id39" draw:end-glue-point="3" svg:d="M28304 105v2100h570">
          <text:p/>
        </draw:connector>
        <draw:connector draw:style-name="gr3" draw:text-style-name="P2" draw:layer="layout" svg:x1="28.304cm" svg:y1="0.105cm" svg:x2="28.875cm" svg:y2="3.005cm" draw:start-shape="id36" draw:start-glue-point="2" draw:end-shape="id40" draw:end-glue-point="3" svg:d="M28304 105v2900h571">
          <text:p/>
        </draw:connector>
        <draw:connector draw:style-name="gr3" draw:text-style-name="P2" draw:layer="layout" svg:x1="28.304cm" svg:y1="0.105cm" svg:x2="28.874cm" svg:y2="3.805cm" draw:start-shape="id36" draw:start-glue-point="2" draw:end-shape="id41" draw:end-glue-point="3" svg:d="M28304 105v3700h570">
          <text:p/>
        </draw:connector>
        <draw:connector draw:style-name="gr3" draw:text-style-name="P2" draw:layer="layout" svg:x1="28.304cm" svg:y1="0.105cm" svg:x2="28.874cm" svg:y2="4.605cm" draw:start-shape="id36" draw:start-glue-point="2" draw:end-shape="id42" draw:end-glue-point="3" svg:d="M28304 105v4500h570">
          <text:p/>
        </draw:connector>
        <draw:connector draw:style-name="gr3" draw:text-style-name="P2" draw:layer="layout" svg:x1="28.304cm" svg:y1="0.105cm" svg:x2="28.874cm" svg:y2="5.405cm" draw:start-shape="id36" draw:start-glue-point="2" draw:end-shape="id43" draw:end-glue-point="3" svg:d="M28304 105v5300h570">
          <text:p/>
        </draw:connector>
        <draw:connector draw:style-name="gr3" draw:text-style-name="P2" draw:layer="layout" svg:x1="28.304cm" svg:y1="0.105cm" svg:x2="28.874cm" svg:y2="6.205cm" draw:start-shape="id36" draw:start-glue-point="2" draw:end-shape="id44" draw:end-glue-point="3" svg:d="M28304 105v6100h570">
          <text:p/>
        </draw:connector>
        <draw:connector draw:style-name="gr3" draw:text-style-name="P2" draw:layer="layout" svg:x1="28.304cm" svg:y1="0.105cm" svg:x2="28.874cm" svg:y2="7.005cm" draw:start-shape="id36" draw:start-glue-point="2" draw:end-shape="id45" draw:end-glue-point="3" svg:d="M28304 105v6900h570">
          <text:p/>
        </draw:connector>
        <draw:connector draw:style-name="gr3" draw:text-style-name="P2" draw:layer="layout" svg:x1="30.539cm" svg:y1="7.328cm" svg:x2="31.073cm" svg:y2="7.805cm" draw:start-shape="id45" draw:start-glue-point="2" draw:end-shape="id46" draw:end-glue-point="3" svg:d="M30539 7328v477h534">
          <text:p/>
        </draw:connector>
        <draw:connector draw:style-name="gr3" draw:text-style-name="P2" draw:layer="layout" svg:x1="30.539cm" svg:y1="7.328cm" svg:x2="31.073cm" svg:y2="8.605cm" draw:start-shape="id45" draw:start-glue-point="2" draw:end-shape="id47" draw:end-glue-point="3" svg:d="M30539 7328v1277h534">
          <text:p/>
        </draw:connector>
        <draw:connector draw:style-name="gr3" draw:text-style-name="P2" draw:layer="layout" svg:x1="30.539cm" svg:y1="7.328cm" svg:x2="31.073cm" svg:y2="9.405cm" draw:start-shape="id45" draw:start-glue-point="2" draw:end-shape="id48" draw:end-glue-point="3" svg:d="M30539 7328v2077h534">
          <text:p/>
        </draw:connector>
        <draw:connector draw:style-name="gr3" draw:text-style-name="P2" draw:layer="layout" svg:x1="30.539cm" svg:y1="7.328cm" svg:x2="31.073cm" svg:y2="10.205cm" draw:start-shape="id45" draw:start-glue-point="2" draw:end-shape="id49" draw:end-glue-point="3" svg:d="M30539 7328v2877h534">
          <text:p/>
        </draw:connector>
        <draw:connector draw:style-name="gr3" draw:text-style-name="P2" draw:layer="layout" svg:x1="30.539cm" svg:y1="7.328cm" svg:x2="31.073cm" svg:y2="11.005cm" draw:start-shape="id45" draw:start-glue-point="2" draw:end-shape="id50" draw:end-glue-point="3" svg:d="M30539 7328v3677h534">
          <text:p/>
        </draw:connector>
        <draw:connector draw:style-name="gr3" draw:text-style-name="P2" draw:layer="layout" svg:x1="30.539cm" svg:y1="7.328cm" svg:x2="31.073cm" svg:y2="11.805cm" draw:start-shape="id45" draw:start-glue-point="2" draw:end-shape="id51" draw:end-glue-point="3" svg:d="M30539 7328v4477h534">
          <text:p/>
        </draw:connector>
        <draw:connector draw:style-name="gr3" draw:text-style-name="P2" draw:layer="layout" svg:x1="30.539cm" svg:y1="7.328cm" svg:x2="31.073cm" svg:y2="12.605cm" draw:start-shape="id45" draw:start-glue-point="2" draw:end-shape="id52" draw:end-glue-point="3" svg:d="M30539 7328v5277h534">
          <text:p/>
        </draw:connector>
        <draw:connector draw:style-name="gr3" draw:text-style-name="P2" draw:layer="layout" svg:x1="30.539cm" svg:y1="7.328cm" svg:x2="31.073cm" svg:y2="13.405cm" draw:start-shape="id45" draw:start-glue-point="2" draw:end-shape="id53" draw:end-glue-point="3" svg:d="M30539 7328v6077h534">
          <text:p/>
        </draw:connector>
        <draw:connector draw:style-name="gr3" draw:text-style-name="P2" draw:layer="layout" svg:x1="30.539cm" svg:y1="7.328cm" svg:x2="31.073cm" svg:y2="14.205cm" draw:start-shape="id45" draw:start-glue-point="2" draw:end-shape="id54" draw:end-glue-point="3" svg:d="M30539 7328v6877h534">
          <text:p/>
        </draw:connector>
        <draw:connector draw:style-name="gr3" draw:text-style-name="P2" draw:layer="layout" svg:x1="30.539cm" svg:y1="7.328cm" svg:x2="31.073cm" svg:y2="15.005cm" draw:start-shape="id45" draw:start-glue-point="2" draw:end-shape="id55" draw:end-glue-point="3" svg:d="M30539 7328v7677h534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3" draw:text-style-name="P2" draw:layer="layout" svg:x1="6.277cm" svg:y1="9.514cm" svg:x2="6.912cm" svg:y2="9.99cm" draw:start-shape="id56" draw:start-glue-point="2" draw:end-shape="id57" draw:end-glue-point="3" svg:d="M6277 9514v476h635">
          <text:p/>
        </draw:connector>
        <draw:connector draw:style-name="gr3" draw:text-style-name="P2" draw:layer="layout" svg:x1="6.277cm" svg:y1="9.514cm" svg:x2="6.911cm" svg:y2="11.59cm" draw:start-shape="id56" draw:start-glue-point="2" draw:end-shape="id58" draw:end-glue-point="3" svg:d="M6277 9514v2076h634">
          <text:p/>
        </draw:connector>
        <draw:connector draw:style-name="gr3" draw:text-style-name="P2" draw:layer="layout" svg:x1="8.118cm" svg:y1="11.913cm" svg:x2="8.636cm" svg:y2="12.404cm" draw:start-shape="id58" draw:start-glue-point="2" draw:end-shape="id59" draw:end-glue-point="3" svg:d="M8118 11913v491h518">
          <text:p/>
        </draw:connector>
        <draw:connector draw:style-name="gr3" draw:text-style-name="P2" draw:layer="layout" svg:x1="8.118cm" svg:y1="11.913cm" svg:x2="8.636cm" svg:y2="13.166cm" draw:start-shape="id58" draw:start-glue-point="2" draw:end-shape="id60" draw:end-glue-point="3" svg:d="M8118 11913v1253h518">
          <text:p/>
        </draw:connector>
        <draw:frame draw:style-name="gr1" draw:text-style-name="P1" xml:id="id61" draw:id="id61" draw:layer="layout" svg:width="3.631cm" svg:height="0.645cm" svg:x="6.91cm" svg:y="15.068cm">
          <draw:text-box>
            <text:p><text:span text:style-name="T1">77 organized-crime</text:span></text:p>
          </draw:text-box>
        </draw:frame>
        <draw:connector draw:style-name="gr3" draw:text-style-name="P2" draw:layer="layout" svg:x1="6.277cm" svg:y1="9.514cm" svg:x2="6.91cm" svg:y2="15.39cm" draw:start-shape="id56" draw:start-glue-point="2" draw:end-shape="id61" draw:end-glue-point="3" svg:d="M6277 9514v5876h633">
          <text:p/>
        </draw:connector>
        <draw:frame draw:style-name="gr1" draw:text-style-name="P1" xml:id="id62" draw:id="id62" draw:layer="layout" svg:width="6.677cm" svg:height="0.645cm" svg:x="6.912cm" svg:y="16.557cm">
          <draw:text-box>
            <text:p><text:span text:style-name="T1">175 drug-dealing/producing/trafficing</text:span></text:p>
          </draw:text-box>
        </draw:frame>
        <draw:connector draw:style-name="gr3" draw:text-style-name="P2" draw:layer="layout" svg:x1="6.277cm" svg:y1="9.514cm" svg:x2="6.912cm" svg:y2="16.879cm" draw:start-shape="id56" draw:start-glue-point="2" draw:end-shape="id62" draw:end-glue-point="3" svg:d="M6277 9514v7365h635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3" draw:text-style-name="P2" draw:layer="layout" svg:x1="6.277cm" svg:y1="9.514cm" svg:x2="6.912cm" svg:y2="17.651cm" draw:start-shape="id56" draw:start-glue-point="2" draw:end-shape="id63" draw:end-glue-point="3" svg:d="M6277 9514v8137h635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9.3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9.39cm" svg:y="19.615cm">
          <draw:text-box>
            <text:p><text:span text:style-name="T1">179 human-trafficing</text:span></text:p>
          </draw:text-box>
        </draw:frame>
        <draw:connector draw:style-name="gr3" draw:text-style-name="P2" draw:layer="layout" svg:x1="6.277cm" svg:y1="9.514cm" svg:x2="6.912cm" svg:y2="18.403cm" draw:start-shape="id56" draw:start-glue-point="2" draw:end-shape="id64" draw:end-glue-point="3" svg:d="M6277 9514v8889h635">
          <text:p/>
        </draw:connector>
        <draw:connector draw:style-name="gr3" draw:text-style-name="P2" draw:layer="layout" svg:x1="8.436cm" svg:y1="18.726cm" svg:x2="9.39cm" svg:y2="19.165cm" draw:start-shape="id64" draw:start-glue-point="2" draw:end-shape="id65" draw:end-glue-point="3" svg:d="M8436 18726v439h954">
          <text:p/>
        </draw:connector>
        <draw:connector draw:style-name="gr3" draw:text-style-name="P2" draw:layer="layout" svg:x1="8.436cm" svg:y1="18.726cm" svg:x2="9.39cm" svg:y2="19.937cm" draw:start-shape="id64" draw:start-glue-point="2" draw:end-shape="id66" draw:end-glue-point="3" svg:d="M8436 18726v1211h954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3" draw:text-style-name="P2" draw:layer="layout" svg:x1="6.277cm" svg:y1="9.514cm" svg:x2="6.91cm" svg:y2="20.69cm" draw:start-shape="id56" draw:start-glue-point="2" draw:end-shape="id67" draw:end-glue-point="3" svg:d="M6277 9514v11176h633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3" draw:text-style-name="P2" draw:layer="layout" svg:x1="6.277cm" svg:y1="9.514cm" svg:x2="6.91cm" svg:y2="21.49cm" draw:start-shape="id56" draw:start-glue-point="2" draw:end-shape="id68" draw:end-glue-point="3" svg:d="M6277 9514v11976h633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3" draw:text-style-name="P2" draw:layer="layout" svg:x1="6.277cm" svg:y1="9.514cm" svg:x2="6.91cm" svg:y2="22.29cm" draw:start-shape="id56" draw:start-glue-point="2" draw:end-shape="id69" draw:end-glue-point="3" svg:d="M6277 9514v12776h633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3" draw:text-style-name="P2" draw:layer="layout" svg:x1="6.277cm" svg:y1="9.514cm" svg:x2="6.91cm" svg:y2="23.09cm" draw:start-shape="id56" draw:start-glue-point="2" draw:end-shape="id70" draw:end-glue-point="3" svg:d="M6277 9514v13576h633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3" draw:text-style-name="P2" draw:layer="layout" svg:x1="6.277cm" svg:y1="9.514cm" svg:x2="6.91cm" svg:y2="23.89cm" draw:start-shape="id56" draw:start-glue-point="2" draw:end-shape="id71" draw:end-glue-point="3" svg:d="M6277 9514v14376h633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3" draw:text-style-name="P2" draw:layer="layout" svg:x1="6.277cm" svg:y1="9.514cm" svg:x2="6.91cm" svg:y2="24.69cm" draw:start-shape="id56" draw:start-glue-point="2" draw:end-shape="id72" draw:end-glue-point="3" svg:d="M6277 9514v15176h633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3" draw:text-style-name="P2" draw:layer="layout" svg:x1="8.118cm" svg:y1="11.913cm" svg:x2="8.635cm" svg:y2="14.666cm" draw:start-shape="id58" draw:start-glue-point="2" draw:end-shape="id73" draw:end-glue-point="3" svg:d="M8118 11913v2753h517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3" draw:text-style-name="P2" draw:layer="layout" svg:x1="8.725cm" svg:y1="15.713cm" svg:x2="9.334cm" svg:y2="16.166cm" draw:start-shape="id61" draw:start-glue-point="2" draw:end-shape="id74" draw:end-glue-point="3" svg:d="M8725 15713v453h609">
          <text:p/>
        </draw:connector>
        <draw:frame draw:style-name="gr1" draw:text-style-name="P1" xml:id="id86" draw:id="id86" draw:layer="layout" svg:width="2.033cm" svg:height="0.645cm" svg:x="14.265cm" svg:y="21.2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0.884cm" svg:y="5.3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2.583cm" svg:y="6.113cm">
          <draw:text-box>
            <text:p><text:span text:style-name="T1">42 portland</text:span></text:p>
          </draw:text-box>
        </draw:frame>
        <draw:connector draw:style-name="gr3" draw:text-style-name="P2" draw:layer="layout" svg:x1="12.027cm" svg:y1="5.958cm" svg:x2="12.583cm" svg:y2="6.435cm" draw:start-shape="id75" draw:start-glue-point="2" draw:end-shape="id76" draw:end-glue-point="3" svg:d="M12027 5958v477h556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027cm" svg:y="7.888cm">
          <draw:text-box>
            <text:p><text:span text:style-name="T1">186 christian/christianity</text:span></text:p>
          </draw:text-box>
        </draw:frame>
        <draw:connector draw:style-name="gr3" draw:text-style-name="P2" draw:layer="layout" svg:x1="9.842cm" svg:y1="13.489cm" svg:x2="10.352cm" svg:y2="13.947cm" draw:start-shape="id60" draw:start-glue-point="2" draw:end-shape="id77" draw:end-glue-point="3" svg:d="M9842 13489v458h510">
          <text:p/>
        </draw:connector>
        <draw:frame draw:style-name="gr1" draw:text-style-name="P1" draw:layer="layout" svg:width="3.81cm" svg:height="0.645cm" svg:x="10.53cm" svg:y="7.1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027cm" svg:y="8.6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027cm" svg:y="9.488cm">
          <draw:text-box>
            <text:p><text:span text:style-name="T1">188 mormon/mormonism</text:span></text:p>
          </draw:text-box>
        </draw:frame>
        <draw:connector draw:style-name="gr3" draw:text-style-name="P2" draw:layer="layout" svg:x1="12.435cm" svg:y1="7.781cm" svg:x2="13.027cm" svg:y2="8.21cm" svg:d="M12435 7781v429h592">
          <text:p/>
        </draw:connector>
        <draw:connector draw:style-name="gr3" draw:text-style-name="P2" draw:layer="layout" svg:x1="12.435cm" svg:y1="7.781cm" svg:x2="13.027cm" svg:y2="9.01cm" svg:d="M12435 7781v1229h592">
          <text:p/>
        </draw:connector>
        <draw:connector draw:style-name="gr3" draw:text-style-name="P2" xml:id="id214" draw:id="id214" draw:layer="layout" svg:x1="12.435cm" svg:y1="7.781cm" svg:x2="13.027cm" svg:y2="9.81cm" svg:d="M12435 7781v2029h592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3" draw:text-style-name="P2" draw:layer="layout" svg:x1="16.692cm" svg:y1="14.17cm" svg:x2="17.255cm" svg:y2="14.619cm" draw:start-shape="id78" draw:start-glue-point="2" draw:end-shape="id79" draw:end-glue-point="3" svg:d="M16692 14170v449h563">
          <text:p/>
        </draw:connector>
        <draw:connector draw:style-name="gr3" draw:text-style-name="P2" draw:layer="layout" svg:x1="16.692cm" svg:y1="14.17cm" svg:x2="17.255cm" svg:y2="15.419cm" draw:start-shape="id78" draw:start-glue-point="2" draw:end-shape="id80" svg:d="M16692 14170v1249h563">
          <text:p/>
        </draw:connector>
        <draw:connector draw:style-name="gr3" draw:text-style-name="P2" draw:layer="layout" svg:x1="16.692cm" svg:y1="14.17cm" svg:x2="17.255cm" svg:y2="16.219cm" draw:start-shape="id78" draw:start-glue-point="2" draw:end-shape="id81" draw:end-glue-point="3" svg:d="M16692 14170v2049h563">
          <text:p/>
        </draw:connector>
        <draw:connector draw:style-name="gr3" draw:text-style-name="P2" draw:layer="layout" svg:x1="16.692cm" svg:y1="14.17cm" svg:x2="17.255cm" svg:y2="17.019cm" draw:start-shape="id78" draw:start-glue-point="2" draw:end-shape="id82" draw:end-glue-point="3" svg:d="M16692 14170v2849h563">
          <text:p/>
        </draw:connector>
        <draw:frame draw:style-name="gr1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3" draw:text-style-name="P2" draw:layer="layout" svg:x1="14.504cm" svg:y1="13.372cm" svg:x2="14.816cm" svg:y2="13.847cm" draw:start-shape="id83" draw:start-glue-point="2" draw:end-shape="id78" draw:end-glue-point="3" svg:d="M14504 13372v475h312">
          <text:p/>
        </draw:connector>
        <draw:frame draw:style-name="gr5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5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3" draw:text-style-name="P2" draw:layer="layout" svg:x1="14.504cm" svg:y1="13.372cm" svg:x2="15.059cm" svg:y2="17.891cm" draw:start-shape="id83" draw:start-glue-point="2" draw:end-shape="id84" draw:end-glue-point="3" svg:d="M14504 13372v4519h555">
          <text:p/>
        </draw:connector>
        <draw:connector draw:style-name="gr3" draw:text-style-name="P2" draw:layer="layout" svg:x1="14.504cm" svg:y1="13.372cm" svg:x2="15.059cm" svg:y2="18.691cm" draw:start-shape="id83" draw:start-glue-point="2" draw:end-shape="id85" draw:end-glue-point="3" svg:d="M14504 13372v5319h555">
          <text:p/>
        </draw:connector>
        <draw:frame draw:style-name="gr1" draw:text-style-name="P1" draw:layer="layout" svg:width="2.414cm" svg:height="0.645cm" svg:x="5.206cm" svg:y="30.025cm">
          <draw:text-box>
            <text:p><text:span text:style-name="T1">57 remake</text:span></text:p>
          </draw:text-box>
        </draw:frame>
        <draw:frame draw:style-name="gr2" draw:text-style-name="P1" xml:id="id88" draw:id="id88" draw:layer="layout" svg:width="4.547cm" svg:height="1.039cm" svg:x="21.361cm" svg:y="12.327cm">
          <draw:text-box>
            <text:p><text:span text:style-name="T1">59 based-on-previously-written-material</text:span></text:p>
          </draw:text-box>
        </draw:frame>
        <draw:frame draw:style-name="gr2" draw:text-style-name="P1" xml:id="id89" draw:id="id89" draw:layer="layout" svg:width="3.345cm" svg:height="1.039cm" svg:x="24.155cm" svg:y="13.497cm">
          <draw:text-box>
            <text:p><text:span text:style-name="T1">60 based-on-book</text:span></text:p>
          </draw:text-box>
        </draw:frame>
        <draw:frame draw:style-name="gr1" draw:text-style-name="P1" xml:id="id90" draw:id="id90" draw:layer="layout" svg:width="4.361cm" svg:height="0.645cm" svg:x="24.155cm" svg:y="14.297cm">
          <draw:text-box>
            <text:p><text:span text:style-name="T1">64 based-on-short-story</text:span></text:p>
          </draw:text-box>
        </draw:frame>
        <draw:frame draw:style-name="gr6" draw:text-style-name="P1" xml:id="id91" draw:id="id91" draw:layer="layout" svg:width="3.785cm" svg:height="0.651cm" svg:x="24.155cm" svg:y="15.097cm">
          <draw:text-box>
            <text:p><text:span text:style-name="T1">81 based-on-play</text:span></text:p>
          </draw:text-box>
        </draw:frame>
        <draw:frame draw:style-name="gr7" draw:text-style-name="P1" xml:id="id93" draw:id="id93" draw:layer="layout" svg:width="4.293cm" svg:height="0.707cm" svg:x="24.155cm" svg:y="16.697cm">
          <draw:text-box>
            <text:p><text:span text:style-name="T1">199 based-on-musical</text:span></text:p>
          </draw:text-box>
        </draw:frame>
        <draw:frame draw:style-name="gr1" draw:text-style-name="P1" xml:id="id94" draw:id="id94" draw:layer="layout" svg:width="4.166cm" svg:height="0.645cm" svg:x="24.155cm" svg:y="17.497cm">
          <draw:text-box>
            <text:p><text:span text:style-name="T1">200 based-on-opera</text:span></text:p>
          </draw:text-box>
        </draw:frame>
        <draw:frame draw:style-name="gr1" draw:text-style-name="P1" xml:id="id95" draw:id="id95" draw:layer="layout" svg:width="5.182cm" svg:height="0.645cm" svg:x="24.155cm" svg:y="18.297cm">
          <draw:text-box>
            <text:p><text:span text:style-name="T1">196 based-on-comic-book(s)</text:span></text:p>
          </draw:text-box>
        </draw:frame>
        <draw:frame draw:style-name="gr1" draw:text-style-name="P1" xml:id="id97" draw:id="id97" draw:layer="layout" svg:width="4.915cm" svg:height="0.645cm" svg:x="21.628cm" svg:y="25.768cm">
          <draw:text-box>
            <text:p><text:span text:style-name="T1">197 based-on-video-game</text:span></text:p>
          </draw:text-box>
        </draw:frame>
        <draw:frame draw:style-name="gr1" draw:text-style-name="P1" xml:id="id92" draw:id="id92" draw:layer="layout" svg:width="4.834cm" svg:height="0.645cm" svg:x="26.554cm" svg:y="15.897cm">
          <draw:text-box>
            <text:p><text:span text:style-name="T1">198 based-on-shakespeare</text:span></text:p>
          </draw:text-box>
        </draw:frame>
        <draw:frame draw:style-name="gr1" draw:text-style-name="P1" xml:id="id98" draw:id="id98" draw:layer="layout" svg:width="3.786cm" svg:height="0.645cm" svg:x="24.154cm" svg:y="21.011cm">
          <draw:text-box>
            <text:p><text:span text:style-name="T1">201 based-on-poem</text:span></text:p>
          </draw:text-box>
        </draw:frame>
        <draw:frame draw:style-name="gr1" draw:text-style-name="P1" xml:id="id99" draw:id="id99" draw:layer="layout" svg:width="4.294cm" svg:height="0.645cm" svg:x="24.154cm" svg:y="21.811cm">
          <draw:text-box>
            <text:p><text:span text:style-name="T1">202 based-on-article(s)</text:span></text:p>
          </draw:text-box>
        </draw:frame>
        <draw:frame draw:style-name="gr1" draw:text-style-name="P1" xml:id="id100" draw:id="id100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01" draw:id="id101" draw:layer="layout" svg:width="4.675cm" svg:height="0.645cm" svg:x="24.154cm" svg:y="23.411cm">
          <draw:text-box>
            <text:p><text:span text:style-name="T1">204 based-on-radio-series</text:span></text:p>
          </draw:text-box>
        </draw:frame>
        <draw:frame draw:style-name="gr1" draw:text-style-name="P1" xml:id="id102" draw:id="id102" draw:layer="layout" svg:width="4.167cm" svg:height="0.645cm" svg:x="24.154cm" svg:y="24.211cm">
          <draw:text-box>
            <text:p><text:span text:style-name="T1">205 based-on-tv-show</text:span></text:p>
          </draw:text-box>
        </draw:frame>
        <draw:frame draw:style-name="gr8" draw:text-style-name="P1" xml:id="id103" draw:id="id103" draw:layer="layout" svg:width="5.691cm" svg:height="0.645cm" svg:x="24.154cm" svg:y="25.011cm">
          <draw:text-box>
            <text:p><text:span text:style-name="T1">206 based-on-stephen-king-work</text:span></text:p>
          </draw:text-box>
        </draw:frame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87" draw:id="id87" draw:layer="layout" svg:width="2.54cm" svg:height="0.645cm" svg:x="15.662cm" svg:y="22.053cm">
          <draw:text-box>
            <text:p><text:span text:style-name="T1">67 holocaust</text:span></text:p>
          </draw:text-box>
        </draw:frame>
        <draw:connector draw:style-name="gr3" draw:text-style-name="P2" draw:layer="layout" svg:x1="15.281cm" svg:y1="21.936cm" svg:x2="15.662cm" svg:y2="22.375cm" draw:start-shape="id86" draw:start-glue-point="2" draw:end-shape="id87" draw:end-glue-point="3" svg:d="M15281 21936v439h381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3" draw:text-style-name="P2" draw:layer="layout" svg:x1="23.634cm" svg:y1="13.366cm" svg:x2="24.155cm" svg:y2="14.016cm" draw:start-shape="id88" draw:start-glue-point="2" draw:end-shape="id89" draw:end-glue-point="3" svg:d="M23634 13366v650h521">
          <text:p/>
        </draw:connector>
        <draw:connector draw:style-name="gr3" draw:text-style-name="P2" draw:layer="layout" svg:x1="23.634cm" svg:y1="13.366cm" svg:x2="24.155cm" svg:y2="14.619cm" draw:start-shape="id88" draw:start-glue-point="2" draw:end-shape="id90" draw:end-glue-point="3" svg:d="M23634 13366v1253h521">
          <text:p/>
        </draw:connector>
        <draw:connector draw:style-name="gr3" draw:text-style-name="P2" draw:layer="layout" svg:x1="23.634cm" svg:y1="13.366cm" svg:x2="24.155cm" svg:y2="15.422cm" draw:start-shape="id88" draw:start-glue-point="2" draw:end-shape="id91" draw:end-glue-point="3" svg:d="M23634 13366v2056h521">
          <text:p/>
        </draw:connector>
        <draw:connector draw:style-name="gr3" draw:text-style-name="P2" draw:layer="layout" svg:x1="26.047cm" svg:y1="15.748cm" svg:x2="26.554cm" svg:y2="16.219cm" draw:start-shape="id91" draw:start-glue-point="2" draw:end-shape="id92" draw:end-glue-point="3" svg:d="M26047 15748v471h507">
          <text:p/>
        </draw:connector>
        <draw:connector draw:style-name="gr3" draw:text-style-name="P2" draw:layer="layout" svg:x1="23.634cm" svg:y1="13.366cm" svg:x2="24.155cm" svg:y2="17.05cm" draw:start-shape="id88" draw:start-glue-point="2" draw:end-shape="id93" draw:end-glue-point="3" svg:d="M23634 13366v3684h521">
          <text:p/>
        </draw:connector>
        <draw:connector draw:style-name="gr3" draw:text-style-name="P2" draw:layer="layout" svg:x1="23.634cm" svg:y1="13.366cm" svg:x2="24.155cm" svg:y2="17.819cm" draw:start-shape="id88" draw:start-glue-point="2" draw:end-shape="id94" draw:end-glue-point="3" svg:d="M23634 13366v4453h521">
          <text:p/>
        </draw:connector>
        <draw:connector draw:style-name="gr3" draw:text-style-name="P2" draw:layer="layout" svg:x1="23.634cm" svg:y1="13.366cm" svg:x2="24.155cm" svg:y2="18.619cm" draw:start-shape="id88" draw:start-glue-point="2" draw:end-shape="id95" draw:end-glue-point="3" svg:d="M23634 13366v5253h521">
          <text:p/>
        </draw:connector>
        <draw:connector draw:style-name="gr3" draw:text-style-name="P2" draw:layer="layout" svg:x1="21.12cm" svg:y1="12.197cm" svg:x2="21.628cm" svg:y2="26.09cm" draw:start-shape="id96" draw:start-glue-point="2" draw:end-shape="id97" draw:end-glue-point="3" svg:d="M21120 12197v13893h508">
          <text:p/>
        </draw:connector>
        <draw:connector draw:style-name="gr3" draw:text-style-name="P2" draw:layer="layout" svg:x1="23.634cm" svg:y1="13.366cm" svg:x2="24.154cm" svg:y2="21.333cm" draw:start-shape="id88" draw:start-glue-point="2" draw:end-shape="id98" draw:end-glue-point="3" svg:d="M23634 13366v7967h520">
          <text:p/>
        </draw:connector>
        <draw:connector draw:style-name="gr3" draw:text-style-name="P2" draw:layer="layout" svg:x1="23.634cm" svg:y1="13.366cm" svg:x2="24.154cm" svg:y2="22.133cm" draw:start-shape="id88" draw:start-glue-point="2" draw:end-shape="id99" draw:end-glue-point="3" svg:d="M23634 13366v8767h520">
          <text:p/>
        </draw:connector>
        <draw:connector draw:style-name="gr3" draw:text-style-name="P2" draw:layer="layout" svg:x1="23.634cm" svg:y1="13.366cm" svg:x2="24.154cm" svg:y2="22.92cm" draw:start-shape="id88" draw:start-glue-point="2" draw:end-shape="id100" draw:end-glue-point="3" svg:d="M23634 13366v9554h520">
          <text:p/>
        </draw:connector>
        <draw:connector draw:style-name="gr3" draw:text-style-name="P2" draw:layer="layout" svg:x1="23.634cm" svg:y1="13.366cm" svg:x2="24.154cm" svg:y2="23.733cm" draw:start-shape="id88" draw:start-glue-point="2" draw:end-shape="id101" draw:end-glue-point="3" svg:d="M23634 13366v10367h520">
          <text:p/>
        </draw:connector>
        <draw:connector draw:style-name="gr3" draw:text-style-name="P2" draw:layer="layout" svg:x1="23.634cm" svg:y1="13.366cm" svg:x2="24.154cm" svg:y2="24.533cm" draw:start-shape="id88" draw:start-glue-point="2" draw:end-shape="id102" draw:end-glue-point="3" svg:d="M23634 13366v11167h520">
          <text:p/>
        </draw:connector>
        <draw:connector draw:style-name="gr3" draw:text-style-name="P2" draw:layer="layout" svg:x1="23.634cm" svg:y1="13.366cm" svg:x2="24.154cm" svg:y2="25.333cm" draw:start-shape="id88" draw:start-glue-point="2" draw:end-shape="id103" draw:end-glue-point="3" svg:d="M23634 13366v11967h520">
          <text:p/>
        </draw:connector>
        <draw:frame draw:style-name="gr1" draw:text-style-name="P1" xml:id="id104" draw:id="id104" draw:layer="layout" svg:width="2.595cm" svg:height="0.645cm" svg:x="24.075cm" svg:y="6.203cm">
          <draw:text-box>
            <text:p><text:span text:style-name="T1">108 surfing</text:span></text:p>
          </draw:text-box>
        </draw:frame>
        <draw:connector draw:style-name="gr3" draw:text-style-name="P2" draw:layer="layout" svg:x1="23.504cm" svg:y1="-3.995cm" svg:x2="24.075cm" svg:y2="6.525cm" draw:start-shape="id22" draw:start-glue-point="2" draw:end-shape="id104" draw:end-glue-point="3" svg:d="M23504-3995v10520h571">
          <text:p/>
        </draw:connector>
        <draw:frame draw:style-name="gr1" draw:text-style-name="P1" xml:id="id105" draw:id="id105" draw:layer="layout" svg:width="3.485cm" svg:height="0.645cm" svg:x="24.074cm" svg:y="7.003cm">
          <draw:text-box>
            <text:p><text:span text:style-name="T1">109 skateboarding</text:span></text:p>
          </draw:text-box>
        </draw:frame>
        <draw:connector draw:style-name="gr3" draw:text-style-name="P2" draw:layer="layout" svg:x1="23.504cm" svg:y1="-3.995cm" svg:x2="24.074cm" svg:y2="7.325cm" draw:start-shape="id22" draw:start-glue-point="2" draw:end-shape="id105" draw:end-glue-point="3" svg:d="M23504-3995v11320h570">
          <text:p/>
        </draw:connector>
        <draw:frame draw:style-name="gr9" draw:text-style-name="P1" xml:id="id96" draw:id="id96" draw:layer="layout" svg:width="4.496cm" svg:height="0.662cm" svg:x="18.872cm" svg:y="11.535cm">
          <draw:text-box>
            <text:p><text:span text:style-name="T1">58 based-on-something</text:span></text:p>
          </draw:text-box>
        </draw:frame>
        <draw:connector draw:style-name="gr3" draw:text-style-name="P2" draw:layer="layout" svg:x1="21.12cm" svg:y1="12.197cm" svg:x2="21.361cm" svg:y2="12.846cm" draw:start-shape="id96" draw:start-glue-point="2" draw:end-shape="id88" draw:end-glue-point="3" svg:d="M21120 12197v649h241">
          <text:p/>
        </draw:connector>
        <draw:frame draw:style-name="gr9" draw:text-style-name="P1" xml:id="id106" draw:id="id106" draw:layer="layout" svg:width="4.755cm" svg:height="0.662cm" svg:x="21.661cm" svg:y="26.557cm">
          <draw:text-box>
            <text:p><text:span text:style-name="T1">207 based-on-a-true-story</text:span></text:p>
          </draw:text-box>
        </draw:frame>
        <draw:connector draw:style-name="gr3" draw:text-style-name="P2" draw:layer="layout" svg:x1="21.12cm" svg:y1="12.197cm" svg:x2="21.661cm" svg:y2="26.888cm" draw:start-shape="id96" draw:start-glue-point="2" draw:end-shape="id106" draw:end-glue-point="3" svg:d="M21120 12197v14691h541">
          <text:p/>
        </draw:connector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07" draw:id="id107" draw:layer="layout" svg:width="1.651cm" svg:height="0.645cm" svg:x="6.258cm" svg:y="5.845cm">
          <draw:text-box>
            <text:p><text:span text:style-name="T1">87 silly</text:span></text:p>
          </draw:text-box>
        </draw:frame>
        <draw:connector draw:style-name="gr3" draw:text-style-name="P2" draw:layer="layout" svg:x1="5.75cm" svg:y1="0.299cm" svg:x2="6.258cm" svg:y2="6.167cm" draw:start-shape="id3" draw:start-glue-point="2" draw:end-shape="id107" draw:end-glue-point="3" svg:d="M5750 299v5868h508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3" draw:text-style-name="P2" draw:layer="layout" svg:x1="13.208cm" svg:y1="23.736cm" svg:x2="13.714cm" svg:y2="24.198cm" svg:d="M13208 23736v462h506">
          <text:p/>
        </draw:connector>
        <draw:connector draw:style-name="gr3" draw:text-style-name="P2" draw:layer="layout" svg:x1="13.208cm" svg:y1="23.736cm" svg:x2="13.716cm" svg:y2="24.96cm" svg:d="M13208 23736v1224h508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08" draw:id="id108" draw:layer="layout" svg:width="1.995cm" svg:height="0.645cm" svg:x="18.796cm" svg:y="8.104cm">
          <draw:text-box>
            <text:p><text:span text:style-name="T1">79 prison</text:span></text:p>
          </draw:text-box>
        </draw:frame>
        <draw:frame draw:style-name="gr1" draw:text-style-name="P1" xml:id="id109" draw:id="id109" draw:layer="layout" svg:width="2.945cm" svg:height="0.645cm" svg:x="20.296cm" svg:y="8.904cm">
          <draw:text-box>
            <text:p><text:span text:style-name="T1">335 death-row</text:span></text:p>
          </draw:text-box>
        </draw:frame>
        <draw:connector draw:style-name="gr3" draw:text-style-name="P2" draw:layer="layout" svg:x1="19.793cm" svg:y1="8.749cm" svg:x2="20.296cm" svg:y2="9.226cm" draw:start-shape="id108" draw:start-glue-point="2" draw:end-shape="id109" draw:end-glue-point="3" svg:d="M19793 8749v477h503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2" draw:text-style-name="P1" draw:layer="layout" svg:width="2.713cm" svg:height="1.039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69" draw:id="id169" draw:layer="layout" svg:width="2.654cm" svg:height="0.645cm" svg:x="32.525cm" svg:y="-2.34cm">
          <draw:text-box>
            <text:p><text:span text:style-name="T1">129 addiction</text:span></text:p>
          </draw:text-box>
        </draw:frame>
        <draw:frame draw:style-name="gr2" draw:text-style-name="P1" xml:id="id170" draw:id="id170" draw:layer="layout" svg:width="3.421cm" svg:height="1.039cm" svg:x="34.625cm" svg:y="-1.54cm">
          <draw:text-box>
            <text:p><text:span text:style-name="T1">130 drug-addiction</text:span></text:p>
          </draw:text-box>
        </draw:frame>
        <draw:frame draw:style-name="gr1" draw:text-style-name="P1" xml:id="id171" draw:id="id171" draw:layer="layout" svg:width="3.221cm" svg:height="0.645cm" svg:x="34.625cm" svg:y="-0.74cm">
          <draw:text-box>
            <text:p><text:span text:style-name="T1">131 alcoholism</text:span></text:p>
          </draw:text-box>
        </draw:frame>
        <draw:frame draw:style-name="gr1" draw:text-style-name="P1" xml:id="id172" draw:id="id172" draw:layer="layout" svg:width="3.603cm" svg:height="0.645cm" svg:x="34.624cm" svg:y="0.06cm">
          <draw:text-box>
            <text:p><text:span text:style-name="T1">132 sex-addiction</text:span></text:p>
          </draw:text-box>
        </draw:frame>
        <draw:frame draw:style-name="gr1" draw:text-style-name="P1" xml:id="id110" draw:id="id110" draw:layer="layout" svg:width="4.005cm" svg:height="0.645cm" svg:x="32.825cm" svg:y="1.96cm">
          <draw:text-box>
            <text:p><text:span text:style-name="T1">133 law-enforcement</text:span></text:p>
          </draw:text-box>
        </draw:frame>
        <draw:frame draw:style-name="gr1" draw:text-style-name="P1" xml:id="id111" draw:id="id111" draw:layer="layout" svg:width="2.475cm" svg:height="0.645cm" svg:x="35.625cm" svg:y="2.76cm">
          <draw:text-box>
            <text:p><text:span text:style-name="T1">134 cop(s)</text:span></text:p>
          </draw:text-box>
        </draw:frame>
        <draw:frame draw:style-name="gr1" draw:text-style-name="P1" xml:id="id112" draw:id="id112" draw:layer="layout" svg:width="1.968cm" svg:height="0.645cm" svg:x="35.624cm" svg:y="4.36cm">
          <draw:text-box>
            <text:p><text:span text:style-name="T1">135 fbi</text:span></text:p>
          </draw:text-box>
        </draw:frame>
        <draw:connector draw:style-name="gr3" draw:text-style-name="P2" draw:layer="layout" svg:x1="34.827cm" svg:y1="2.605cm" svg:x2="35.625cm" svg:y2="3.082cm" draw:start-shape="id110" draw:start-glue-point="2" draw:end-shape="id111" draw:end-glue-point="3" svg:d="M34827 2605v477h798">
          <text:p/>
        </draw:connector>
        <draw:connector draw:style-name="gr3" draw:text-style-name="P2" draw:layer="layout" svg:x1="34.827cm" svg:y1="2.605cm" svg:x2="35.624cm" svg:y2="4.682cm" draw:start-shape="id110" draw:start-glue-point="2" draw:end-shape="id112" draw:end-glue-point="3" svg:d="M34827 2605v2077h797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13" draw:id="id113" draw:layer="layout" svg:width="4.386cm" svg:height="0.645cm" svg:x="32.825cm" svg:y="5.56cm">
          <draw:text-box>
            <text:p><text:span text:style-name="T1">136 government-agency</text:span></text:p>
          </draw:text-box>
        </draw:frame>
        <draw:frame draw:style-name="gr1" draw:text-style-name="P1" xml:id="id114" draw:id="id114" draw:layer="layout" svg:width="1.86cm" svg:height="0.645cm" svg:x="35.724cm" svg:y="6.36cm">
          <draw:text-box>
            <text:p><text:span text:style-name="T1">137 cia</text:span></text:p>
          </draw:text-box>
        </draw:frame>
        <draw:frame draw:style-name="gr1" draw:text-style-name="P1" xml:id="id116" draw:id="id116" draw:layer="layout" svg:width="3.403cm" svg:height="0.645cm" svg:x="35.705cm" svg:y="7.985cm">
          <draw:text-box>
            <text:p><text:span text:style-name="T1">139 secret-service</text:span></text:p>
          </draw:text-box>
        </draw:frame>
        <draw:frame draw:style-name="gr1" draw:text-style-name="P1" xml:id="id115" draw:id="id115" draw:layer="layout" svg:width="1.86cm" svg:height="0.645cm" svg:x="35.724cm" svg:y="7.16cm">
          <draw:text-box>
            <text:p><text:span text:style-name="T1">138 nsa</text:span></text:p>
          </draw:text-box>
        </draw:frame>
        <draw:connector draw:style-name="gr3" draw:text-style-name="P2" draw:layer="layout" svg:x1="35.018cm" svg:y1="6.205cm" svg:x2="35.724cm" svg:y2="6.682cm" draw:start-shape="id113" draw:start-glue-point="2" draw:end-shape="id114" draw:end-glue-point="3" svg:d="M35018 6205v477h706">
          <text:p/>
        </draw:connector>
        <draw:connector draw:style-name="gr3" draw:text-style-name="P2" draw:layer="layout" svg:x1="35.018cm" svg:y1="6.205cm" svg:x2="35.724cm" svg:y2="7.482cm" draw:start-shape="id113" draw:start-glue-point="2" draw:end-shape="id115" draw:end-glue-point="3" svg:d="M35018 6205v1277h706">
          <text:p/>
        </draw:connector>
        <draw:connector draw:style-name="gr3" draw:text-style-name="P2" draw:layer="layout" svg:x1="35.018cm" svg:y1="6.205cm" svg:x2="35.705cm" svg:y2="8.307cm" draw:start-shape="id113" draw:start-glue-point="2" draw:end-shape="id116" draw:end-glue-point="3" svg:d="M35018 6205v2102h687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17" draw:id="id117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" draw:text-style-name="P1" xml:id="id118" draw:id="id118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19" draw:id="id119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3" draw:text-style-name="P2" draw:layer="layout" svg:x1="35.949cm" svg:y1="13.705cm" svg:x2="36.524cm" svg:y2="14.182cm" draw:start-shape="id117" draw:start-glue-point="2" draw:end-shape="id118" draw:end-glue-point="3" svg:d="M35949 13705v477h575">
          <text:p/>
        </draw:connector>
        <draw:connector draw:style-name="gr3" draw:text-style-name="P2" draw:layer="layout" svg:x1="35.949cm" svg:y1="13.705cm" svg:x2="36.523cm" svg:y2="14.982cm" draw:start-shape="id117" draw:start-glue-point="2" draw:end-shape="id119" svg:d="M35949 13705v1277h574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0" draw:id="id120" draw:layer="layout" svg:width="2.625cm" svg:height="0.645cm" svg:x="33.724cm" svg:y="15.56cm">
          <draw:text-box>
            <text:p><text:span text:style-name="T1">217 military</text:span></text:p>
          </draw:text-box>
        </draw:frame>
        <draw:frame draw:style-name="gr1" draw:text-style-name="P1" xml:id="id121" draw:id="id121" draw:layer="layout" svg:width="2.369cm" svg:height="0.645cm" svg:x="35.523cm" svg:y="16.26cm">
          <draw:text-box>
            <text:p><text:span text:style-name="T1">218 army</text:span></text:p>
          </draw:text-box>
        </draw:frame>
        <draw:frame draw:style-name="gr1" draw:text-style-name="P1" xml:id="id122" draw:id="id122" draw:layer="layout" svg:width="2.243cm" svg:height="0.645cm" svg:x="35.522cm" svg:y="16.96cm">
          <draw:text-box>
            <text:p><text:span text:style-name="T1">219 navy</text:span></text:p>
          </draw:text-box>
        </draw:frame>
        <draw:frame draw:style-name="gr1" draw:text-style-name="P1" xml:id="id123" draw:id="id123" draw:layer="layout" svg:width="2.624cm" svg:height="0.645cm" svg:x="35.522cm" svg:y="17.66cm">
          <draw:text-box>
            <text:p><text:span text:style-name="T1">220 air-force</text:span></text:p>
          </draw:text-box>
        </draw:frame>
        <draw:frame draw:style-name="gr1" draw:text-style-name="P1" xml:id="id124" draw:id="id124" draw:layer="layout" svg:width="2.625cm" svg:height="0.645cm" svg:x="35.521cm" svg:y="18.36cm">
          <draw:text-box>
            <text:p><text:span text:style-name="T1">221 marines</text:span></text:p>
          </draw:text-box>
        </draw:frame>
        <draw:frame draw:style-name="gr1" draw:text-style-name="P1" xml:id="id125" draw:id="id125" draw:layer="layout" svg:width="3.007cm" svg:height="0.645cm" svg:x="35.52cm" svg:y="19.06cm">
          <draw:text-box>
            <text:p><text:span text:style-name="T1">222 boot-camp</text:span></text:p>
          </draw:text-box>
        </draw:frame>
        <draw:connector draw:style-name="gr3" draw:text-style-name="P2" draw:layer="layout" svg:x1="35.036cm" svg:y1="16.205cm" svg:x2="35.523cm" svg:y2="16.582cm" draw:start-shape="id120" draw:start-glue-point="2" draw:end-shape="id121" draw:end-glue-point="3" svg:d="M35036 16205v377h487">
          <text:p/>
        </draw:connector>
        <draw:connector draw:style-name="gr3" draw:text-style-name="P2" draw:layer="layout" svg:x1="35.036cm" svg:y1="16.205cm" svg:x2="35.522cm" svg:y2="17.282cm" draw:start-shape="id120" draw:start-glue-point="2" draw:end-shape="id122" svg:d="M35036 16205v1077h486">
          <text:p/>
        </draw:connector>
        <draw:connector draw:style-name="gr3" draw:text-style-name="P2" draw:layer="layout" svg:x1="35.036cm" svg:y1="16.205cm" svg:x2="35.522cm" svg:y2="17.982cm" draw:start-shape="id120" draw:start-glue-point="2" draw:end-shape="id123" draw:end-glue-point="3" svg:d="M35036 16205v728h-15v1049h501">
          <text:p/>
        </draw:connector>
        <draw:connector draw:style-name="gr3" draw:text-style-name="P2" draw:layer="layout" svg:x1="35.036cm" svg:y1="16.205cm" svg:x2="35.521cm" svg:y2="18.682cm" draw:start-shape="id120" draw:start-glue-point="2" draw:end-shape="id124" draw:end-glue-point="3" svg:d="M35036 16205v1078h-16v1399h501">
          <text:p/>
        </draw:connector>
        <draw:connector draw:style-name="gr3" draw:text-style-name="P2" draw:layer="layout" svg:x1="35.036cm" svg:y1="16.205cm" svg:x2="35.52cm" svg:y2="19.382cm" draw:start-shape="id120" draw:start-glue-point="2" draw:end-shape="id125" draw:end-glue-point="3" svg:d="M35036 16205v1428h-17v1749h501">
          <text:p/>
        </draw:connector>
        <draw:frame draw:style-name="gr1" draw:text-style-name="P1" xml:id="id158" draw:id="id158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61" draw:id="id161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63" draw:id="id163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26" draw:id="id126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3" draw:text-style-name="P2" draw:layer="layout" svg:x1="8.118cm" svg:y1="10.313cm" svg:x2="8.611cm" svg:y2="10.79cm" draw:start-shape="id57" draw:start-glue-point="2" draw:end-shape="id126" draw:end-glue-point="3" svg:d="M8118 10313v477h493">
          <text:p/>
        </draw:connector>
        <draw:frame draw:style-name="gr1" draw:text-style-name="P1" draw:layer="layout" svg:width="2.88cm" svg:height="0.645cm" svg:x="21.504cm" svg:y="27.639cm">
          <draw:text-box>
            <text:p><text:span text:style-name="T1">254 detective</text:span></text:p>
          </draw:text-box>
        </draw:frame>
        <draw:frame draw:style-name="gr1" draw:text-style-name="P1" xml:id="id127" draw:id="id127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28" draw:id="id128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29" draw:id="id129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0" draw:id="id130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31" draw:id="id131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32" draw:id="id132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3" draw:text-style-name="P2" draw:layer="layout" svg:x1="36.805cm" svg:y1="24.519cm" svg:x2="37.421cm" svg:y2="24.996cm" draw:start-shape="id127" draw:start-glue-point="2" draw:end-shape="id128" draw:end-glue-point="3" svg:d="M36805 24519v477h616">
          <text:p/>
        </draw:connector>
        <draw:connector draw:style-name="gr3" draw:text-style-name="P2" draw:layer="layout" svg:x1="36.805cm" svg:y1="24.519cm" svg:x2="37.421cm" svg:y2="25.796cm" draw:start-shape="id127" draw:start-glue-point="2" draw:end-shape="id129" draw:end-glue-point="3" svg:d="M36805 24519v1277h616">
          <text:p/>
        </draw:connector>
        <draw:connector draw:style-name="gr3" draw:text-style-name="P2" draw:layer="layout" svg:x1="36.805cm" svg:y1="24.519cm" svg:x2="37.421cm" svg:y2="26.596cm" draw:start-shape="id127" draw:start-glue-point="2" draw:end-shape="id130" draw:end-glue-point="3" svg:d="M36805 24519v2077h616">
          <text:p/>
        </draw:connector>
        <draw:connector draw:style-name="gr3" draw:text-style-name="P2" draw:layer="layout" svg:x1="36.805cm" svg:y1="24.519cm" svg:x2="37.421cm" svg:y2="27.396cm" draw:start-shape="id127" draw:start-glue-point="2" draw:end-shape="id131" draw:end-glue-point="3" svg:d="M36805 24519v2877h616">
          <text:p/>
        </draw:connector>
        <draw:connector draw:style-name="gr3" draw:text-style-name="P2" draw:layer="layout" svg:x1="36.805cm" svg:y1="24.519cm" svg:x2="37.421cm" svg:y2="28.196cm" draw:start-shape="id127" draw:start-glue-point="2" draw:end-shape="id132" draw:end-glue-point="3" svg:d="M36805 24519v3677h616">
          <text:p/>
        </draw:connector>
        <draw:frame draw:style-name="gr2" draw:text-style-name="P1" draw:layer="layout" svg:width="3.008cm" svg:height="1.039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39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39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39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203cm" svg:y="27.639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39cm">
          <draw:text-box>
            <text:p><text:span text:style-name="T1">261 excessive-swearing</text:span></text:p>
          </draw:text-box>
        </draw:frame>
        <draw:frame draw:style-name="gr1" draw:text-style-name="P1" xml:id="id190" draw:id="id190" draw:layer="layout" svg:width="2.692cm" svg:height="0.645cm" svg:x="25.502cm" svg:y="29.239cm">
          <draw:text-box>
            <text:p><text:span text:style-name="T1">262 marriage</text:span></text:p>
          </draw:text-box>
        </draw:frame>
        <draw:frame draw:style-name="gr1" draw:text-style-name="P1" xml:id="id181" draw:id="id181" draw:layer="layout" svg:width="2.312cm" svg:height="0.645cm" svg:x="53.228cm" svg:y="29.2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39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39cm">
          <draw:text-box>
            <text:p><text:span text:style-name="T1">265 post-apocalypse</text:span></text:p>
          </draw:text-box>
        </draw:frame>
        <draw:frame draw:style-name="gr1" draw:text-style-name="P1" xml:id="id133" draw:id="id133" draw:layer="layout" svg:width="4.923cm" svg:height="0.645cm" svg:x="41.524cm" svg:y="-2.54cm">
          <draw:text-box>
            <text:p><text:span text:style-name="T1">143 mental-illness/condition</text:span></text:p>
          </draw:text-box>
        </draw:frame>
        <draw:frame draw:style-name="gr1" draw:text-style-name="P1" xml:id="id134" draw:id="id134" draw:layer="layout" svg:width="3.083cm" svg:height="0.645cm" svg:x="44.761cm" svg:y="-0.767cm">
          <draw:text-box>
            <text:p><text:span text:style-name="T1">144 psychopath</text:span></text:p>
          </draw:text-box>
        </draw:frame>
        <draw:frame draw:style-name="gr1" draw:text-style-name="P1" xml:id="id135" draw:id="id135" draw:layer="layout" svg:width="2.449cm" svg:height="0.645cm" svg:x="44.76cm" svg:y="0.033cm">
          <draw:text-box>
            <text:p><text:span text:style-name="T1">145 autism</text:span></text:p>
          </draw:text-box>
        </draw:frame>
        <draw:frame draw:style-name="gr1" draw:text-style-name="P1" xml:id="id136" draw:id="id136" draw:layer="layout" svg:width="6.514cm" svg:height="0.645cm" svg:x="44.759cm" svg:y="0.833cm">
          <draw:text-box>
            <text:p><text:span text:style-name="T1">146 obsessive-compulsive-disorder</text:span></text:p>
          </draw:text-box>
        </draw:frame>
        <draw:frame draw:style-name="gr1" draw:text-style-name="P1" xml:id="id137" draw:id="id137" draw:layer="layout" svg:width="2.577cm" svg:height="0.645cm" svg:x="44.759cm" svg:y="1.633cm">
          <draw:text-box>
            <text:p><text:span text:style-name="T1">147 insanity</text:span></text:p>
          </draw:text-box>
        </draw:frame>
        <draw:frame draw:style-name="gr1" draw:text-style-name="P1" xml:id="id138" draw:id="id138" draw:layer="layout" svg:width="3.085cm" svg:height="0.645cm" svg:x="44.759cm" svg:y="2.433cm">
          <draw:text-box>
            <text:p><text:span text:style-name="T1">148 depression</text:span></text:p>
          </draw:text-box>
        </draw:frame>
        <draw:frame draw:style-name="gr1" draw:text-style-name="P1" xml:id="id139" draw:id="id139" draw:layer="layout" svg:width="3.086cm" svg:height="0.645cm" svg:x="44.758cm" svg:y="3.233cm">
          <draw:text-box>
            <text:p><text:span text:style-name="T1">149 paranoia</text:span></text:p>
          </draw:text-box>
        </draw:frame>
        <draw:frame draw:style-name="gr1" draw:text-style-name="P1" xml:id="id140" draw:id="id140" draw:layer="layout" svg:width="2.96cm" svg:height="0.645cm" svg:x="44.757cm" svg:y="4.033cm">
          <draw:text-box>
            <text:p><text:span text:style-name="T1">150 suicide</text:span></text:p>
          </draw:text-box>
        </draw:frame>
        <draw:frame draw:style-name="gr1" draw:text-style-name="P1" xml:id="id141" draw:id="id141" draw:layer="layout" svg:width="3.596cm" svg:height="0.645cm" svg:x="44.756cm" svg:y="4.833cm">
          <draw:text-box>
            <text:p><text:span text:style-name="T1">151 schizophrenia</text:span></text:p>
          </draw:text-box>
        </draw:frame>
        <draw:connector draw:style-name="gr3" draw:text-style-name="P2" draw:layer="layout" svg:x1="43.985cm" svg:y1="-1.895cm" svg:x2="44.761cm" svg:y2="-0.445cm" draw:start-shape="id133" draw:start-glue-point="2" draw:end-shape="id134" draw:end-glue-point="3" svg:d="M43985-1895v1450h776">
          <text:p/>
        </draw:connector>
        <draw:connector draw:style-name="gr3" draw:text-style-name="P2" draw:layer="layout" svg:x1="43.985cm" svg:y1="-1.895cm" svg:x2="44.76cm" svg:y2="0.355cm" draw:start-shape="id133" draw:start-glue-point="2" draw:end-shape="id135" draw:end-glue-point="3" svg:d="M43985-1895v2250h775">
          <text:p/>
        </draw:connector>
        <draw:connector draw:style-name="gr3" draw:text-style-name="P2" draw:layer="layout" svg:x1="43.985cm" svg:y1="-1.895cm" svg:x2="44.759cm" svg:y2="1.155cm" draw:start-shape="id133" draw:start-glue-point="2" draw:end-shape="id136" draw:end-glue-point="3" svg:d="M43985-1895v3050h774">
          <text:p/>
        </draw:connector>
        <draw:connector draw:style-name="gr3" draw:text-style-name="P2" draw:layer="layout" svg:x1="43.985cm" svg:y1="-1.895cm" svg:x2="44.759cm" svg:y2="1.955cm" draw:start-shape="id133" draw:start-glue-point="2" draw:end-shape="id137" draw:end-glue-point="3" svg:d="M43985-1895v3850h774">
          <text:p/>
        </draw:connector>
        <draw:connector draw:style-name="gr3" draw:text-style-name="P2" draw:layer="layout" svg:x1="43.985cm" svg:y1="-1.895cm" svg:x2="44.759cm" svg:y2="2.755cm" draw:start-shape="id133" draw:start-glue-point="2" draw:end-shape="id138" draw:end-glue-point="3" svg:d="M43985-1895v4650h774">
          <text:p/>
        </draw:connector>
        <draw:connector draw:style-name="gr3" draw:text-style-name="P2" draw:layer="layout" svg:x1="43.985cm" svg:y1="-1.895cm" svg:x2="44.758cm" svg:y2="3.555cm" draw:start-shape="id133" draw:start-glue-point="2" draw:end-shape="id139" draw:end-glue-point="3" svg:d="M43985-1895v5450h773">
          <text:p/>
        </draw:connector>
        <draw:connector draw:style-name="gr3" draw:text-style-name="P2" draw:layer="layout" svg:x1="43.985cm" svg:y1="-1.895cm" svg:x2="44.757cm" svg:y2="4.355cm" draw:start-shape="id133" draw:start-glue-point="2" draw:end-shape="id140" draw:end-glue-point="3" svg:d="M43985-1895v6250h772">
          <text:p/>
        </draw:connector>
        <draw:connector draw:style-name="gr3" draw:text-style-name="P2" draw:layer="layout" svg:x1="43.985cm" svg:y1="-1.895cm" svg:x2="44.756cm" svg:y2="5.155cm" draw:start-shape="id133" draw:start-glue-point="2" draw:end-shape="id141" draw:end-glue-point="3" svg:d="M43985-1895v7050h771">
          <text:p/>
        </draw:connector>
        <draw:frame draw:style-name="gr1" draw:text-style-name="P1" xml:id="id142" draw:id="id142" draw:layer="layout" svg:width="3.745cm" svg:height="0.645cm" svg:x="39.146cm" svg:y="-3.337cm">
          <draw:text-box>
            <text:p><text:span text:style-name="T1">142 illness/condition</text:span></text:p>
          </draw:text-box>
        </draw:frame>
        <draw:connector draw:style-name="gr3" draw:text-style-name="P2" draw:layer="layout" svg:x1="41.018cm" svg:y1="-2.692cm" svg:x2="41.524cm" svg:y2="-2.218cm" draw:start-shape="id142" draw:start-glue-point="2" draw:end-shape="id133" draw:end-glue-point="3" svg:d="M41018-2692v474h506">
          <text:p/>
        </draw:connector>
        <draw:frame draw:style-name="gr1" draw:text-style-name="P1" xml:id="id143" draw:id="id143" draw:layer="layout" svg:width="5.305cm" svg:height="0.645cm" svg:x="41.523cm" svg:y="11.86cm">
          <draw:text-box>
            <text:p><text:span text:style-name="T1">156 physical-illness/condition</text:span></text:p>
          </draw:text-box>
        </draw:frame>
        <draw:connector draw:style-name="gr3" draw:text-style-name="P2" draw:layer="layout" svg:x1="41.018cm" svg:y1="-2.692cm" svg:x2="41.523cm" svg:y2="12.182cm" draw:start-shape="id142" draw:start-glue-point="2" draw:end-shape="id143" draw:end-glue-point="3" svg:d="M41018-2692v14874h505">
          <text:p/>
        </draw:connector>
        <draw:frame draw:style-name="gr1" draw:text-style-name="P1" xml:id="id148" draw:id="id148" draw:layer="layout" svg:width="3.08cm" svg:height="0.645cm" svg:x="47.423cm" svg:y="6.453cm">
          <draw:text-box>
            <text:p><text:span text:style-name="T1">153 altzheimers</text:span></text:p>
          </draw:text-box>
        </draw:frame>
        <draw:frame draw:style-name="gr1" draw:text-style-name="P1" xml:id="id144" draw:id="id144" draw:layer="layout" svg:width="2.386cm" svg:height="0.645cm" svg:x="44.823cm" svg:y="12.66cm">
          <draw:text-box>
            <text:p><text:span text:style-name="T1">157 cancer</text:span></text:p>
          </draw:text-box>
        </draw:frame>
        <draw:frame draw:style-name="gr1" draw:text-style-name="P1" xml:id="id145" draw:id="id145" draw:layer="layout" svg:width="2.259cm" svg:height="0.645cm" svg:x="44.823cm" svg:y="13.46cm">
          <draw:text-box>
            <text:p><text:span text:style-name="T1">158 AIDS</text:span></text:p>
          </draw:text-box>
        </draw:frame>
        <draw:connector draw:style-name="gr3" draw:text-style-name="P2" draw:layer="layout" svg:x1="44.175cm" svg:y1="12.505cm" svg:x2="44.823cm" svg:y2="12.982cm" draw:start-shape="id143" draw:start-glue-point="2" draw:end-shape="id144" draw:end-glue-point="3" svg:d="M44175 12505v477h648">
          <text:p/>
        </draw:connector>
        <draw:connector draw:style-name="gr3" draw:text-style-name="P2" draw:layer="layout" svg:x1="44.175cm" svg:y1="12.505cm" svg:x2="44.823cm" svg:y2="13.782cm" draw:start-shape="id143" draw:start-glue-point="2" draw:end-shape="id145" draw:end-glue-point="3" svg:d="M44175 12505v1277h648">
          <text:p/>
        </draw:connector>
        <draw:frame draw:style-name="gr1" draw:text-style-name="P1" xml:id="id146" draw:id="id146" draw:layer="layout" svg:width="3.783cm" svg:height="0.645cm" svg:x="44.823cm" svg:y="14.26cm">
          <draw:text-box>
            <text:p><text:span text:style-name="T1">159 conjoined-twins</text:span></text:p>
          </draw:text-box>
        </draw:frame>
        <draw:connector draw:style-name="gr3" draw:text-style-name="P2" draw:layer="layout" svg:x1="44.175cm" svg:y1="12.505cm" svg:x2="44.823cm" svg:y2="14.582cm" draw:start-shape="id143" draw:start-glue-point="2" draw:end-shape="id146" draw:end-glue-point="3" svg:d="M44175 12505v2077h648">
          <text:p/>
        </draw:connector>
        <draw:frame draw:style-name="gr1" draw:text-style-name="P1" xml:id="id147" draw:id="id147" draw:layer="layout" svg:width="3.469cm" svg:height="0.645cm" svg:x="44.756cm" svg:y="5.633cm">
          <draw:text-box>
            <text:p><text:span text:style-name="T1">152 memory-loss</text:span></text:p>
          </draw:text-box>
        </draw:frame>
        <draw:frame draw:style-name="gr1" draw:text-style-name="P1" xml:id="id149" draw:id="id149" draw:layer="layout" svg:width="2.826cm" svg:height="0.645cm" svg:x="47.423cm" svg:y="7.253cm">
          <draw:text-box>
            <text:p><text:span text:style-name="T1">154 amnesia</text:span></text:p>
          </draw:text-box>
        </draw:frame>
        <draw:connector draw:style-name="gr3" draw:text-style-name="P2" draw:layer="layout" svg:x1="43.985cm" svg:y1="-1.895cm" svg:x2="44.756cm" svg:y2="5.955cm" draw:start-shape="id133" draw:start-glue-point="2" draw:end-shape="id147" draw:end-glue-point="3" svg:d="M43985-1895v7850h771">
          <text:p/>
        </draw:connector>
        <draw:connector draw:style-name="gr3" draw:text-style-name="P2" draw:layer="layout" svg:x1="46.49cm" svg:y1="6.278cm" svg:x2="47.423cm" svg:y2="6.775cm" draw:start-shape="id147" draw:start-glue-point="2" draw:end-shape="id148" draw:end-glue-point="3" svg:d="M46490 6278v497h933">
          <text:p/>
        </draw:connector>
        <draw:connector draw:style-name="gr3" draw:text-style-name="P2" draw:layer="layout" svg:x1="46.49cm" svg:y1="6.278cm" svg:x2="47.423cm" svg:y2="7.575cm" draw:start-shape="id147" draw:start-glue-point="2" draw:end-shape="id149" draw:end-glue-point="3" svg:d="M46490 6278v1297h933">
          <text:p/>
        </draw:connector>
        <draw:frame draw:style-name="gr1" draw:text-style-name="P1" xml:id="id150" draw:id="id150" draw:layer="layout" svg:width="4.546cm" svg:height="0.645cm" svg:x="44.822cm" svg:y="15.06cm">
          <draw:text-box>
            <text:p><text:span text:style-name="T1">160 amputation/amputee</text:span></text:p>
          </draw:text-box>
        </draw:frame>
        <draw:connector draw:style-name="gr3" draw:text-style-name="P2" draw:layer="layout" svg:x1="44.175cm" svg:y1="12.505cm" svg:x2="44.822cm" svg:y2="15.382cm" draw:start-shape="id143" draw:start-glue-point="2" draw:end-shape="id150" draw:end-glue-point="3" svg:d="M44175 12505v2877h647">
          <text:p/>
        </draw:connector>
        <draw:frame draw:style-name="gr1" draw:text-style-name="P1" xml:id="id151" draw:id="id151" draw:layer="layout" svg:width="2.769cm" svg:height="0.645cm" svg:x="44.821cm" svg:y="15.86cm">
          <draw:text-box>
            <text:p><text:span text:style-name="T1">161 paralytic</text:span></text:p>
          </draw:text-box>
        </draw:frame>
        <draw:connector draw:style-name="gr3" draw:text-style-name="P2" draw:layer="layout" svg:x1="44.175cm" svg:y1="12.505cm" svg:x2="44.821cm" svg:y2="16.182cm" draw:start-shape="id143" draw:start-glue-point="2" draw:end-shape="id151" draw:end-glue-point="3" svg:d="M44175 12505v3677h646">
          <text:p/>
        </draw:connector>
        <draw:frame draw:style-name="gr1" draw:text-style-name="P1" xml:id="id152" draw:id="id152" draw:layer="layout" svg:width="2.769cm" svg:height="0.645cm" svg:x="44.821cm" svg:y="16.66cm">
          <draw:text-box>
            <text:p><text:span text:style-name="T1">162 catatonia</text:span></text:p>
          </draw:text-box>
        </draw:frame>
        <draw:connector draw:style-name="gr3" draw:text-style-name="P2" draw:layer="layout" svg:x1="44.175cm" svg:y1="12.505cm" svg:x2="44.821cm" svg:y2="16.982cm" draw:start-shape="id143" draw:start-glue-point="2" draw:end-shape="id152" draw:end-glue-point="3" svg:d="M44175 12505v4477h646">
          <text:p/>
        </draw:connector>
        <draw:frame draw:style-name="gr1" draw:text-style-name="P1" xml:id="id153" draw:id="id153" draw:layer="layout" svg:width="2.834cm" svg:height="0.645cm" svg:x="44.756cm" svg:y="8.033cm">
          <draw:text-box>
            <text:p><text:span text:style-name="T1">155 dementia</text:span></text:p>
          </draw:text-box>
        </draw:frame>
        <draw:connector draw:style-name="gr3" draw:text-style-name="P2" draw:layer="layout" svg:x1="43.985cm" svg:y1="-1.895cm" svg:x2="44.756cm" svg:y2="8.355cm" draw:start-shape="id133" draw:start-glue-point="2" draw:end-shape="id153" draw:end-glue-point="3" svg:d="M43985-1895v10250h771">
          <text:p/>
        </draw:connector>
        <draw:frame draw:style-name="gr1" draw:text-style-name="P1" xml:id="id154" draw:id="id154" draw:layer="layout" svg:width="2.429cm" svg:height="0.645cm" svg:x="38.846cm" svg:y="17.17cm">
          <draw:text-box>
            <text:p><text:span text:style-name="T1">223 survival</text:span></text:p>
          </draw:text-box>
        </draw:frame>
        <draw:frame draw:style-name="gr1" draw:text-style-name="P1" xml:id="id155" draw:id="id155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3" draw:text-style-name="P2" draw:layer="layout" svg:x1="40.06cm" svg:y1="17.815cm" svg:x2="40.519cm" svg:y2="18.382cm" draw:start-shape="id154" draw:start-glue-point="2" draw:end-shape="id155" draw:end-glue-point="3" svg:d="M40060 17815v567h459">
          <text:p/>
        </draw:connector>
        <draw:frame draw:style-name="gr1" draw:text-style-name="P1" draw:layer="layout" svg:width="2.464cm" svg:height="0.645cm" svg:x="28.148cm" svg:y="27.673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39cm">
          <draw:text-box>
            <text:p><text:span text:style-name="T1">267 aviation</text:span></text:p>
          </draw:text-box>
        </draw:frame>
        <draw:frame draw:style-name="gr1" draw:text-style-name="P1" xml:id="id156" draw:id="id156" draw:layer="layout" svg:width="3.056cm" svg:height="0.645cm" svg:x="35.125cm" svg:y="21.88cm">
          <draw:text-box>
            <text:p><text:span text:style-name="T1">234 made-for-tv</text:span></text:p>
          </draw:text-box>
        </draw:frame>
        <draw:frame draw:style-name="gr1" draw:text-style-name="P1" xml:id="id157" draw:id="id157" draw:layer="layout" svg:width="2.88cm" svg:height="0.645cm" svg:x="37.025cm" svg:y="22.68cm">
          <draw:text-box>
            <text:p><text:span text:style-name="T1">235 miniseries</text:span></text:p>
          </draw:text-box>
        </draw:frame>
        <draw:connector draw:style-name="gr3" draw:text-style-name="P2" draw:layer="layout" svg:x1="36.653cm" svg:y1="22.525cm" svg:x2="37.025cm" svg:y2="23.002cm" draw:start-shape="id156" draw:start-glue-point="2" draw:end-shape="id157" draw:end-glue-point="3" svg:d="M36653 22525v477h372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39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39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2" draw:text-style-name="P1" draw:layer="layout" svg:width="4.157cm" svg:height="1.039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34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2" draw:text-style-name="P1" xml:id="id162" draw:id="id162" draw:layer="layout" svg:width="5.237cm" svg:height="1.039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59" draw:id="id159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2" draw:text-style-name="P1" xml:id="id164" draw:id="id164" draw:layer="layout" svg:width="5.145cm" svg:height="1.039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66" draw:id="id166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65" draw:id="id165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0" draw:id="id160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3" draw:text-style-name="P2" draw:layer="layout" svg:x1="40.203cm" svg:y1="20.46cm" svg:x2="40.623cm" svg:y2="20.937cm" draw:start-shape="id158" draw:start-glue-point="2" draw:end-shape="id159" draw:end-glue-point="3" svg:d="M40203 20460v477h420">
          <text:p/>
        </draw:connector>
        <draw:connector draw:style-name="gr3" draw:text-style-name="P2" draw:layer="layout" svg:x1="40.203cm" svg:y1="20.46cm" svg:x2="41.023cm" svg:y2="24.237cm" draw:start-shape="id158" draw:start-glue-point="2" draw:end-shape="id160" draw:end-glue-point="3" svg:d="M40203 20460v3777h820">
          <text:p/>
        </draw:connector>
        <draw:connector draw:style-name="gr3" draw:text-style-name="P2" draw:layer="layout" svg:x1="42.4cm" svg:y1="21.26cm" svg:x2="43.023cm" svg:y2="21.737cm" draw:start-shape="id159" draw:start-glue-point="2" draw:end-shape="id161" draw:end-glue-point="3" svg:d="M42400 21260v477h623">
          <text:p/>
        </draw:connector>
        <draw:connector draw:style-name="gr3" draw:text-style-name="P2" draw:layer="layout" svg:x1="42.4cm" svg:y1="21.26cm" svg:x2="43.023cm" svg:y2="22.734cm" draw:start-shape="id159" draw:start-glue-point="2" draw:end-shape="id162" draw:end-glue-point="3" svg:d="M42400 21260v1474h623">
          <text:p/>
        </draw:connector>
        <draw:connector draw:style-name="gr3" draw:text-style-name="P2" draw:layer="layout" svg:x1="42.4cm" svg:y1="21.26cm" svg:x2="43.022cm" svg:y2="23.337cm" draw:start-shape="id159" draw:start-glue-point="2" draw:end-shape="id163" draw:end-glue-point="3" svg:d="M42400 21260v2077h622">
          <text:p/>
        </draw:connector>
        <draw:connector draw:style-name="gr3" draw:text-style-name="P2" draw:layer="layout" svg:x1="43.054cm" svg:y1="24.56cm" svg:x2="43.623cm" svg:y2="25.234cm" draw:start-shape="id160" draw:start-glue-point="2" draw:end-shape="id164" draw:end-glue-point="3" svg:d="M43054 24560v674h569">
          <text:p/>
        </draw:connector>
        <draw:connector draw:style-name="gr3" draw:text-style-name="P2" draw:layer="layout" svg:x1="43.054cm" svg:y1="24.56cm" svg:x2="43.623cm" svg:y2="25.837cm" draw:start-shape="id160" draw:start-glue-point="2" draw:end-shape="id165" draw:end-glue-point="3" svg:d="M43054 24560v1277h569">
          <text:p/>
        </draw:connector>
        <draw:connector draw:style-name="gr3" draw:text-style-name="P2" draw:layer="layout" svg:x1="43.054cm" svg:y1="24.56cm" svg:x2="43.622cm" svg:y2="26.637cm" draw:start-shape="id160" draw:start-glue-point="2" draw:end-shape="id166" draw:end-glue-point="3" svg:d="M43054 24560v2077h568">
          <text:p/>
        </draw:connector>
        <draw:frame draw:style-name="gr1" draw:text-style-name="P1" xml:id="id167" draw:id="id167" draw:layer="layout" svg:width="2.96cm" svg:height="0.645cm" svg:x="11.226cm" svg:y="3.349cm">
          <draw:text-box>
            <text:p><text:span text:style-name="T1">88 stop-motion</text:span></text:p>
          </draw:text-box>
        </draw:frame>
        <draw:connector draw:style-name="gr3" draw:text-style-name="P2" draw:layer="layout" svg:x1="12.706cm" svg:y1="3.994cm" svg:x2="13.327cm" svg:y2="4.56cm" draw:start-shape="id167" draw:start-glue-point="2" draw:end-shape="id168" draw:end-glue-point="3" svg:d="M12706 3994v566h621">
          <text:p/>
        </draw:connector>
        <draw:connector draw:style-name="gr3" draw:text-style-name="P2" draw:layer="layout" svg:x1="10.719cm" svg:y1="1.305cm" svg:x2="11.226cm" svg:y2="3.671cm" draw:start-shape="id11" draw:start-glue-point="2" draw:end-shape="id167" draw:end-glue-point="3" svg:d="M10719 1305v2366h507">
          <text:p/>
        </draw:connector>
        <draw:connector draw:style-name="gr3" draw:text-style-name="P2" draw:layer="layout" svg:x1="33.852cm" svg:y1="-1.695cm" svg:x2="34.625cm" svg:y2="-1.021cm" draw:start-shape="id169" draw:start-glue-point="2" draw:end-shape="id170" draw:end-glue-point="3" svg:d="M33852-1695v674h773">
          <text:p/>
        </draw:connector>
        <draw:connector draw:style-name="gr3" draw:text-style-name="P2" draw:layer="layout" svg:x1="33.852cm" svg:y1="-1.695cm" svg:x2="34.625cm" svg:y2="-0.418cm" draw:start-shape="id169" draw:start-glue-point="2" draw:end-shape="id171" draw:end-glue-point="3" svg:d="M33852-1695v1277h773">
          <text:p/>
        </draw:connector>
        <draw:connector draw:style-name="gr3" draw:text-style-name="P2" draw:layer="layout" svg:x1="33.852cm" svg:y1="-1.695cm" svg:x2="34.624cm" svg:y2="0.382cm" draw:start-shape="id169" draw:start-glue-point="2" draw:end-shape="id172" draw:end-glue-point="3" svg:d="M33852-1695v2077h772">
          <text:p/>
        </draw:connector>
        <draw:frame draw:style-name="gr1" draw:text-style-name="P1" xml:id="id173" draw:id="id173" draw:layer="layout" svg:width="1.887cm" svg:height="0.645cm" svg:x="35.705cm" svg:y="8.785cm">
          <draw:text-box>
            <text:p><text:span text:style-name="T1">140 mi5</text:span></text:p>
          </draw:text-box>
        </draw:frame>
        <draw:frame draw:style-name="gr1" draw:text-style-name="P1" xml:id="id174" draw:id="id174" draw:layer="layout" svg:width="1.887cm" svg:height="0.645cm" svg:x="35.705cm" svg:y="9.585cm">
          <draw:text-box>
            <text:p><text:span text:style-name="T1">141 mi6</text:span></text:p>
          </draw:text-box>
        </draw:frame>
        <draw:connector draw:style-name="gr3" draw:text-style-name="P2" draw:layer="layout" svg:x1="35.018cm" svg:y1="6.205cm" svg:x2="35.705cm" svg:y2="9.107cm" draw:start-shape="id113" draw:start-glue-point="2" draw:end-shape="id173" draw:end-glue-point="3" svg:d="M35018 6205v2902h687">
          <text:p/>
        </draw:connector>
        <draw:connector draw:style-name="gr3" draw:text-style-name="P2" draw:layer="layout" svg:x1="35.018cm" svg:y1="6.205cm" svg:x2="35.705cm" svg:y2="9.907cm" draw:start-shape="id113" draw:start-glue-point="2" draw:end-shape="id174" draw:end-glue-point="3" svg:d="M35018 6205v3702h687">
          <text:p/>
        </draw:connector>
        <draw:frame draw:style-name="gr1" draw:text-style-name="P1" xml:id="id176" draw:id="id176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3" draw:text-style-name="P2" draw:layer="layout" svg:x1="-5.829cm" svg:y1="5.215cm" svg:x2="-4.813cm" svg:y2="5.791cm" draw:start-shape="id175" draw:start-glue-point="2" draw:end-shape="id176" draw:end-glue-point="3" svg:d="M-5829 5215v576h1016">
          <text:p/>
        </draw:connector>
        <draw:frame draw:style-name="gr1" draw:text-style-name="P1" xml:id="id177" draw:id="id17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2" draw:text-style-name="P1" xml:id="id178" draw:id="id178" draw:layer="layout" svg:width="3.789cm" svg:height="1.039cm" svg:x="44.336cm" svg:y="28.176cm">
          <draw:text-box>
            <text:p><text:span text:style-name="T1">243 teaching/teacher</text:span></text:p>
          </draw:text-box>
        </draw:frame>
        <draw:connector draw:style-name="gr3" draw:text-style-name="P2" draw:layer="layout" svg:x1="43.761cm" svg:y1="28.021cm" svg:x2="44.336cm" svg:y2="28.695cm" draw:start-shape="id177" draw:start-glue-point="2" draw:end-shape="id178" draw:end-glue-point="3" svg:d="M43761 28021v674h575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594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0" draw:text-style-name="P1" draw:layer="layout" svg:width="4.081cm" svg:height="0.696cm" svg:x="2.142cm" svg:y="15.433cm">
          <draw:text-box>
            <text:p><text:span text:style-name="T1">289 spaghetti-western</text:span></text:p>
          </draw:text-box>
        </draw:frame>
        <draw:connector draw:style-name="gr3" draw:text-style-name="P2" draw:layer="layout" svg:x1="1.933cm" svg:y1="15.313cm" svg:x2="2.134cm" svg:y2="15.766cm" svg:d="M1933 15313v453h201">
          <text:p/>
        </draw:connector>
        <draw:frame draw:style-name="gr2" draw:text-style-name="P1" xml:id="id179" draw:id="id179" draw:layer="layout" svg:width="2.869cm" svg:height="1.039cm" svg:x="6.91cm" svg:y="25.168cm">
          <draw:text-box>
            <text:p><text:span text:style-name="T1">291 conspiracy</text:span></text:p>
          </draw:text-box>
        </draw:frame>
        <draw:connector draw:style-name="gr3" draw:text-style-name="P2" draw:layer="layout" svg:x1="6.277cm" svg:y1="9.514cm" svg:x2="6.91cm" svg:y2="25.687cm" draw:start-shape="id56" draw:start-glue-point="2" draw:end-shape="id179" draw:end-glue-point="3" svg:d="M6277 9514v16173h633">
          <text:p/>
        </draw:connector>
        <draw:frame draw:style-name="gr1" draw:text-style-name="P1" xml:id="id180" draw:id="id180" draw:layer="layout" svg:width="5.877cm" svg:height="0.645cm" svg:x="44.761cm" svg:y="-1.667cm">
          <draw:text-box>
            <text:p><text:span text:style-name="T1">292 post-traumatic-stress-disorder</text:span></text:p>
          </draw:text-box>
        </draw:frame>
        <draw:connector draw:style-name="gr3" draw:text-style-name="P2" draw:layer="layout" svg:x1="43.985cm" svg:y1="-1.895cm" svg:x2="44.761cm" svg:y2="-1.345cm" draw:start-shape="id133" draw:start-glue-point="2" draw:end-shape="id180" draw:end-glue-point="3" svg:d="M43985-1895v550h776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82" draw:id="id182" draw:layer="layout" svg:width="4.069cm" svg:height="0.645cm" svg:x="55.027cm" svg:y="30.133cm">
          <draw:text-box>
            <text:p><text:span text:style-name="T1">296 family-disfunction</text:span></text:p>
          </draw:text-box>
        </draw:frame>
        <draw:connector draw:style-name="gr3" draw:text-style-name="P2" draw:layer="layout" svg:x1="54.384cm" svg:y1="29.878cm" svg:x2="55.027cm" svg:y2="30.455cm" draw:start-shape="id181" draw:start-glue-point="2" draw:end-shape="id182" draw:end-glue-point="3" svg:d="M54384 29878v577h643">
          <text:p/>
        </draw:connector>
        <draw:frame draw:style-name="gr1" draw:text-style-name="P1" xml:id="id183" draw:id="id183" draw:layer="layout" svg:width="3.302cm" svg:height="0.645cm" svg:x="18.715cm" svg:y="4.775cm">
          <draw:text-box>
            <text:p><text:span text:style-name="T1">297 war-on-terror</text:span></text:p>
          </draw:text-box>
        </draw:frame>
        <draw:connector draw:style-name="gr3" draw:text-style-name="P2" draw:layer="layout" svg:x1="18.143cm" svg:y1="-1.095cm" svg:x2="18.715cm" svg:y2="5.097cm" draw:start-shape="id14" draw:start-glue-point="2" draw:end-shape="id183" draw:end-glue-point="3" svg:d="M18143-1095v6192h572">
          <text:p/>
        </draw:connector>
        <draw:frame draw:style-name="gr1" draw:text-style-name="P1" xml:id="id184" draw:id="id184" draw:layer="layout" svg:width="1.691cm" svg:height="0.645cm" svg:x="35.52cm" svg:y="19.86cm">
          <draw:text-box>
            <text:p><text:span text:style-name="T1">298 ira</text:span></text:p>
          </draw:text-box>
        </draw:frame>
        <draw:connector draw:style-name="gr3" draw:text-style-name="P2" draw:layer="layout" svg:x1="35.036cm" svg:y1="16.205cm" svg:x2="35.52cm" svg:y2="20.182cm" draw:start-shape="id120" draw:start-glue-point="2" draw:end-shape="id184" draw:end-glue-point="3" svg:d="M35036 16205v1828h-17v2149h501">
          <text:p/>
        </draw:connector>
        <draw:frame draw:style-name="gr1" draw:text-style-name="P1" xml:id="id185" draw:id="id18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3" draw:text-style-name="P2" draw:layer="layout" svg:x1="-5.829cm" svg:y1="5.215cm" svg:x2="-4.813cm" svg:y2="6.69cm" draw:start-shape="id175" draw:start-glue-point="2" draw:end-shape="id185" draw:end-glue-point="3" svg:d="M-5829 5215v1475h1016">
          <text:p/>
        </draw:connector>
        <draw:frame draw:style-name="gr1" draw:text-style-name="P1" xml:id="id186" draw:id="id18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3" draw:text-style-name="P2" draw:layer="layout" svg:x1="23.634cm" svg:y1="13.366cm" svg:x2="23.068cm" svg:y2="19.426cm" draw:start-shape="id88" draw:start-glue-point="2" draw:end-shape="id186" draw:end-glue-point="1" svg:d="M23634 13366v6060h-566">
          <text:p/>
        </draw:connector>
        <draw:frame draw:style-name="gr1" draw:text-style-name="P1" draw:layer="layout" svg:width="3.966cm" svg:height="0.645cm" svg:x="51.919cm" svg:y="-4.265cm">
          <draw:text-box>
            <text:p><text:span text:style-name="T1">301 french-new-wave</text:span></text:p>
          </draw:text-box>
        </draw:frame>
        <draw:frame draw:style-name="gr1" draw:text-style-name="P1" xml:id="id187" draw:id="id18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3" draw:text-style-name="P2" draw:layer="layout" svg:x1="-5.829cm" svg:y1="5.215cm" svg:x2="-4.813cm" svg:y2="7.59cm" draw:start-shape="id175" draw:start-glue-point="2" draw:end-shape="id187" draw:end-glue-point="3" svg:d="M-5829 5215v2375h1016">
          <text:p/>
        </draw:connector>
        <draw:frame draw:style-name="gr1" draw:text-style-name="P1" xml:id="id188" draw:id="id18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3" draw:text-style-name="P2" draw:layer="layout" svg:x1="-3.607cm" svg:y1="7.913cm" svg:x2="-2.813cm" svg:y2="8.49cm" draw:start-shape="id187" draw:start-glue-point="2" draw:end-shape="id188" draw:end-glue-point="3" svg:d="M-3607 7913v577h794">
          <text:p/>
        </draw:connector>
        <draw:frame draw:style-name="gr1" draw:text-style-name="P1" draw:layer="layout" svg:width="2.443cm" svg:height="0.645cm" svg:x="51.918cm" svg:y="-3.465cm">
          <draw:text-box>
            <text:p><text:span text:style-name="T1">304 old-age</text:span></text:p>
          </draw:text-box>
        </draw:frame>
        <draw:frame draw:style-name="gr1" draw:text-style-name="P1" xml:id="id189" draw:id="id18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3" draw:text-style-name="P2" draw:layer="layout" svg:x1="6.91cm" svg:y1="26.29cm" svg:x2="6.277cm" svg:y2="9.514cm" draw:start-shape="id189" draw:start-glue-point="3" draw:end-shape="id56" draw:end-glue-point="2" svg:d="M6910 26290h-633v-16776">
          <text:p/>
        </draw:connector>
        <draw:frame draw:style-name="gr1" draw:text-style-name="P1" xml:id="id191" draw:id="id191" draw:layer="layout" svg:width="2.444cm" svg:height="0.645cm" svg:x="27.401cm" svg:y="30.039cm">
          <draw:text-box>
            <text:p><text:span text:style-name="T1">306 divorce</text:span></text:p>
          </draw:text-box>
        </draw:frame>
        <draw:connector draw:style-name="gr3" draw:text-style-name="P2" draw:layer="layout" svg:x1="26.848cm" svg:y1="29.884cm" svg:x2="27.401cm" svg:y2="30.361cm" draw:start-shape="id190" draw:start-glue-point="2" draw:end-shape="id191" draw:end-glue-point="3" svg:d="M26848 29884v477h553">
          <text:p/>
        </draw:connector>
        <draw:frame draw:style-name="gr1" draw:text-style-name="P1" draw:layer="layout" svg:width="2.951cm" svg:height="0.645cm" svg:x="51.918cm" svg:y="-2.665cm">
          <draw:text-box>
            <text:p><text:span text:style-name="T1">310 prohibition</text:span></text:p>
          </draw:text-box>
        </draw:frame>
        <draw:frame draw:style-name="gr1" draw:text-style-name="P1" xml:id="id192" draw:id="id192" draw:layer="layout" svg:width="2.159cm" svg:height="0.645cm" svg:x="6.258cm" svg:y="6.645cm">
          <draw:text-box>
            <text:p><text:span text:style-name="T1">307 spoof</text:span></text:p>
          </draw:text-box>
        </draw:frame>
        <draw:connector draw:style-name="gr3" draw:text-style-name="P2" draw:layer="layout" svg:x1="5.75cm" svg:y1="0.299cm" svg:x2="6.258cm" svg:y2="6.967cm" draw:start-shape="id3" draw:start-glue-point="2" draw:end-shape="id192" draw:end-glue-point="3" svg:d="M5750 299v6668h508">
          <text:p/>
        </draw:connector>
        <draw:frame draw:style-name="gr1" draw:text-style-name="P1" xml:id="id193" draw:id="id193" draw:layer="layout" svg:width="5.542cm" svg:height="0.645cm" svg:x="17.526cm" svg:y="19.904cm">
          <draw:text-box>
            <text:p><text:span text:style-name="T1">312 based-on-graphic-novel(s)</text:span></text:p>
          </draw:text-box>
        </draw:frame>
        <draw:connector draw:style-name="gr3" draw:text-style-name="P2" draw:layer="layout" svg:x1="23.634cm" svg:y1="13.366cm" svg:x2="23.068cm" svg:y2="20.226cm" draw:start-shape="id88" draw:start-glue-point="2" draw:end-shape="id193" draw:end-glue-point="1" svg:d="M23634 13366v6860h-566">
          <text:p/>
        </draw:connector>
        <draw:frame draw:style-name="gr1" draw:text-style-name="P1" xml:id="id194" draw:id="id194" draw:layer="layout" svg:width="2.961cm" svg:height="0.645cm" svg:x="35.52cm" svg:y="20.66cm">
          <draw:text-box>
            <text:p><text:span text:style-name="T1">313 navy-seals</text:span></text:p>
          </draw:text-box>
        </draw:frame>
        <draw:connector draw:style-name="gr3" draw:text-style-name="P2" draw:layer="layout" svg:x1="35.036cm" svg:y1="16.205cm" svg:x2="35.52cm" svg:y2="20.982cm" draw:start-shape="id120" draw:start-glue-point="2" draw:end-shape="id194" draw:end-glue-point="3" svg:d="M35036 16205v2228h-17v2549h501">
          <text:p/>
        </draw:connector>
        <draw:frame draw:style-name="gr1" draw:text-style-name="P1" xml:id="id195" draw:id="id195" draw:layer="layout" svg:width="3.454cm" svg:height="0.645cm" svg:x="10.135cm" svg:y="11.293cm">
          <draw:text-box>
            <text:p><text:span text:style-name="T1">314 contract-killer</text:span></text:p>
          </draw:text-box>
        </draw:frame>
        <draw:connector draw:style-name="gr3" draw:text-style-name="P2" draw:layer="layout" svg:x1="8.118cm" svg:y1="10.313cm" svg:x2="10.135cm" svg:y2="11.615cm" draw:start-shape="id57" draw:start-glue-point="2" draw:end-shape="id195" draw:end-glue-point="3" svg:d="M8118 10313v1302h2017">
          <text:p/>
        </draw:connector>
        <draw:frame draw:style-name="gr1" draw:text-style-name="P1" draw:layer="layout" svg:width="2.951cm" svg:height="0.645cm" svg:x="51.918cm" svg:y="-1.865cm">
          <draw:text-box>
            <text:p><text:span text:style-name="T1">315 jack-ryan</text:span></text:p>
          </draw:text-box>
        </draw:frame>
        <draw:frame draw:style-name="gr1" draw:text-style-name="P1" xml:id="id196" draw:id="id196" draw:layer="layout" svg:width="2.723cm" svg:height="0.645cm" svg:x="24.114cm" svg:y="7.87cm">
          <draw:text-box>
            <text:p><text:span text:style-name="T1">316 wrestling</text:span></text:p>
          </draw:text-box>
        </draw:frame>
        <draw:connector draw:style-name="gr3" draw:text-style-name="P2" draw:layer="layout" svg:x1="23.504cm" svg:y1="-3.995cm" svg:x2="24.114cm" svg:y2="8.192cm" draw:start-shape="id22" draw:start-glue-point="2" draw:end-shape="id196" draw:end-glue-point="3" svg:d="M23504-3995v12187h610">
          <text:p/>
        </draw:connector>
        <draw:frame draw:style-name="gr1" draw:text-style-name="P1" draw:layer="layout" svg:width="2.951cm" svg:height="0.645cm" svg:x="51.948cm" svg:y="1.567cm">
          <draw:text-box>
            <text:p><text:span text:style-name="T1">311 animal(s)</text:span></text:p>
          </draw:text-box>
        </draw:frame>
        <draw:frame draw:style-name="gr1" draw:text-style-name="P1" xml:id="id197" draw:id="id197" draw:layer="layout" svg:width="2.446cm" svg:height="0.645cm" svg:x="-7.653cm" svg:y="10.07cm">
          <draw:text-box>
            <text:p><text:span text:style-name="T1">317 abuse</text:span></text:p>
          </draw:text-box>
        </draw:frame>
        <draw:frame draw:style-name="gr1" draw:text-style-name="P1" xml:id="id198" draw:id="id198" draw:layer="layout" svg:width="3.048cm" svg:height="0.645cm" svg:x="-5.913cm" svg:y="10.969cm">
          <draw:text-box>
            <text:p><text:span text:style-name="T1">318 child-abuse</text:span></text:p>
          </draw:text-box>
        </draw:frame>
        <draw:connector draw:style-name="gr3" draw:text-style-name="P2" draw:layer="layout" svg:x1="-6.43cm" svg:y1="10.715cm" svg:x2="-5.913cm" svg:y2="11.291cm" draw:start-shape="id197" draw:start-glue-point="2" draw:end-shape="id198" draw:end-glue-point="3" svg:d="M-6430 10715v576h517">
          <text:p/>
        </draw:connector>
        <draw:frame draw:style-name="gr1" draw:text-style-name="P1" xml:id="id199" draw:id="id199" draw:layer="layout" svg:width="4.159cm" svg:height="0.645cm" svg:x="-3.659cm" svg:y="11.811cm">
          <draw:text-box>
            <text:p><text:span text:style-name="T1">319 child-sexual-abuse</text:span></text:p>
          </draw:text-box>
        </draw:frame>
        <draw:connector draw:style-name="gr3" draw:text-style-name="P2" draw:layer="layout" svg:x1="-4.389cm" svg:y1="11.614cm" svg:x2="-3.659cm" svg:y2="12.133cm" draw:start-shape="id198" draw:start-glue-point="2" draw:end-shape="id199" draw:end-glue-point="3" svg:d="M-4389 11614v519h730">
          <text:p/>
        </draw:connector>
        <draw:frame draw:style-name="gr1" draw:text-style-name="P1" xml:id="id200" draw:id="id200" draw:layer="layout" svg:width="3.584cm" svg:height="0.645cm" svg:x="-5.913cm" svg:y="12.768cm">
          <draw:text-box>
            <text:p><text:span text:style-name="T1">320 spousal-abuse</text:span></text:p>
          </draw:text-box>
        </draw:frame>
        <draw:connector draw:style-name="gr3" draw:text-style-name="P2" draw:layer="layout" svg:x1="-6.43cm" svg:y1="10.715cm" svg:x2="-5.913cm" svg:y2="13.09cm" draw:start-shape="id197" draw:start-glue-point="2" draw:end-shape="id200" draw:end-glue-point="3" svg:d="M-6430 10715v2375h517">
          <text:p/>
        </draw:connector>
        <draw:frame draw:style-name="gr1" draw:text-style-name="P1" xml:id="id201" draw:id="id201" draw:layer="layout" svg:width="3.118cm" svg:height="0.645cm" svg:x="-5.842cm" svg:y="13.706cm">
          <draw:text-box>
            <text:p><text:span text:style-name="T1">321 bullying</text:span></text:p>
          </draw:text-box>
        </draw:frame>
        <draw:connector draw:style-name="gr3" draw:text-style-name="P2" draw:layer="layout" svg:x1="-6.43cm" svg:y1="10.715cm" svg:x2="-5.842cm" svg:y2="14.028cm" draw:start-shape="id197" draw:start-glue-point="2" draw:end-shape="id201" draw:end-glue-point="3" svg:d="M-6430 10715v3313h588">
          <text:p/>
        </draw:connector>
        <draw:frame draw:style-name="gr1" draw:text-style-name="P1" draw:layer="layout" svg:width="2.951cm" svg:height="0.645cm" svg:x="51.948cm" svg:y="-0.95cm">
          <draw:text-box>
            <text:p><text:span text:style-name="T1">322 revolution</text:span></text:p>
          </draw:text-box>
        </draw:frame>
        <draw:frame draw:style-name="gr1" draw:text-style-name="P1" draw:layer="layout" svg:width="3.175cm" svg:height="0.645cm" svg:x="51.948cm" svg:y="-0.15cm">
          <draw:text-box>
            <text:p><text:span text:style-name="T1">323 long-shot(s)</text:span></text:p>
          </draw:text-box>
        </draw:frame>
        <draw:frame draw:style-name="gr1" draw:text-style-name="P1" xml:id="id209" draw:id="id209" draw:layer="layout" svg:width="4.271cm" svg:height="0.645cm" svg:x="18.796cm" svg:y="20.804cm">
          <draw:text-box>
            <text:p><text:span text:style-name="T1">324 based-on-fairy-tale</text:span></text:p>
          </draw:text-box>
        </draw:frame>
        <draw:frame draw:style-name="gr1" draw:text-style-name="P1" draw:layer="layout" svg:width="2.54cm" svg:height="0.645cm" svg:x="51.948cm" svg:y="0.65cm">
          <draw:text-box>
            <text:p><text:span text:style-name="T1">325 tv-news</text:span></text:p>
          </draw:text-box>
        </draw:frame>
        <draw:frame draw:style-name="gr1" draw:text-style-name="P1" draw:layer="layout" svg:width="3.302cm" svg:height="0.645cm" svg:x="51.951cm" svg:y="2.469cm">
          <draw:text-box>
            <text:p><text:span text:style-name="T1">326 teenager(s)</text:span></text:p>
          </draw:text-box>
        </draw:frame>
        <draw:frame draw:style-name="gr1" draw:text-style-name="P1" draw:layer="layout" svg:width="3.302cm" svg:height="0.645cm" svg:x="51.95cm" svg:y="3.269cm">
          <draw:text-box>
            <text:p><text:span text:style-name="T1">327 high-school</text:span></text:p>
          </draw:text-box>
        </draw:frame>
        <draw:frame draw:style-name="gr1" draw:text-style-name="P1" draw:layer="layout" svg:width="4.32cm" svg:height="0.645cm" svg:x="51.949cm" svg:y="4.069cm">
          <draw:text-box>
            <text:p><text:span text:style-name="T1">328 friend(s)/friendship</text:span></text:p>
          </draw:text-box>
        </draw:frame>
        <draw:frame draw:style-name="gr1" draw:text-style-name="P1" draw:layer="layout" svg:width="3.178cm" svg:height="0.645cm" svg:x="51.948cm" svg:y="4.869cm">
          <draw:text-box>
            <text:p><text:span text:style-name="T1">329 parenthood</text:span></text:p>
          </draw:text-box>
        </draw:frame>
        <draw:frame draw:style-name="gr1" draw:text-style-name="P1" xml:id="id202" draw:id="id202" draw:layer="layout" svg:width="2.723cm" svg:height="0.645cm" svg:x="24.114cm" svg:y="8.67cm">
          <draw:text-box>
            <text:p><text:span text:style-name="T1">330 bowling</text:span></text:p>
          </draw:text-box>
        </draw:frame>
        <draw:connector draw:style-name="gr3" draw:text-style-name="P2" draw:layer="layout" svg:x1="23.504cm" svg:y1="-3.995cm" svg:x2="24.114cm" svg:y2="8.992cm" draw:start-shape="id22" draw:start-glue-point="2" draw:end-shape="id202" draw:end-glue-point="3" svg:d="M23504-3995v12987h610">
          <text:p/>
        </draw:connector>
        <draw:frame draw:style-name="gr1" draw:text-style-name="P1" draw:layer="layout" svg:width="3.564cm" svg:height="0.645cm" svg:x="51.949cm" svg:y="5.768cm">
          <draw:text-box>
            <text:p><text:span text:style-name="T1">331 philip-marlowe</text:span></text:p>
          </draw:text-box>
        </draw:frame>
        <draw:frame draw:style-name="gr1" draw:text-style-name="P1" xml:id="id203" draw:id="id203" draw:layer="layout" svg:width="2.723cm" svg:height="0.645cm" svg:x="24.114cm" svg:y="9.47cm">
          <draw:text-box>
            <text:p><text:span text:style-name="T1">332 olympics</text:span></text:p>
          </draw:text-box>
        </draw:frame>
        <draw:connector draw:style-name="gr3" draw:text-style-name="P2" draw:layer="layout" svg:x1="23.504cm" svg:y1="-3.995cm" svg:x2="24.114cm" svg:y2="9.792cm" draw:start-shape="id22" draw:start-glue-point="2" draw:end-shape="id203" draw:end-glue-point="3" svg:d="M23504-3995v13787h610">
          <text:p/>
        </draw:connector>
        <draw:frame draw:style-name="gr1" draw:text-style-name="P1" draw:layer="layout" svg:width="4.2cm" svg:height="0.645cm" svg:x="51.948cm" svg:y="6.668cm">
          <draw:text-box>
            <text:p><text:span text:style-name="T1">334 prisoner(s)-of-war</text:span></text:p>
          </draw:text-box>
        </draw:frame>
        <draw:frame draw:style-name="gr1" draw:text-style-name="P1" draw:layer="layout" svg:width="2.414cm" svg:height="0.645cm" svg:x="51.947cm" svg:y="7.568cm">
          <draw:text-box>
            <text:p><text:span text:style-name="T1">336 escape</text:span></text:p>
          </draw:text-box>
        </draw:frame>
        <draw:frame draw:style-name="gr1" draw:text-style-name="P1" draw:layer="layout" svg:width="3.05cm" svg:height="0.645cm" svg:x="51.946cm" svg:y="8.468cm">
          <draw:text-box>
            <text:p><text:span text:style-name="T1">337 on-the-run</text:span></text:p>
          </draw:text-box>
        </draw:frame>
        <draw:frame draw:style-name="gr1" draw:text-style-name="P1" draw:layer="layout" svg:width="3.559cm" svg:height="0.645cm" svg:x="51.945cm" svg:y="9.368cm">
          <draw:text-box>
            <text:p><text:span text:style-name="T1">338 video-game(s)</text:span></text:p>
          </draw:text-box>
        </draw:frame>
        <draw:frame draw:style-name="gr1" draw:text-style-name="P1" draw:layer="layout" svg:width="4.829cm" svg:height="0.645cm" svg:x="51.945cm" svg:y="10.268cm">
          <draw:text-box>
            <text:p><text:span text:style-name="T1">339 orphan(s)/orphanage</text:span></text:p>
          </draw:text-box>
        </draw:frame>
        <draw:frame draw:style-name="gr1" draw:text-style-name="P1" draw:layer="layout" svg:width="3.3cm" svg:height="0.645cm" svg:x="51.945cm" svg:y="11.168cm">
          <draw:text-box>
            <text:p><text:span text:style-name="T1">340 law/lawyer(s)</text:span></text:p>
          </draw:text-box>
        </draw:frame>
        <draw:frame draw:style-name="gr1" draw:text-style-name="P1" draw:layer="layout" svg:width="4.698cm" svg:height="0.645cm" svg:x="51.944cm" svg:y="12.068cm">
          <draw:text-box>
            <text:p><text:span text:style-name="T1">341 monster(s)/creature(s)</text:span></text:p>
          </draw:text-box>
        </draw:frame>
        <draw:frame draw:style-name="gr1" draw:text-style-name="P1" xml:id="id204" draw:id="id204" draw:layer="layout" svg:width="2.769cm" svg:height="0.645cm" svg:x="44.821cm" svg:y="17.46cm">
          <draw:text-box>
            <text:p><text:span text:style-name="T1">342 blindness</text:span></text:p>
          </draw:text-box>
        </draw:frame>
        <draw:connector draw:style-name="gr3" draw:text-style-name="P2" draw:layer="layout" svg:x1="44.175cm" svg:y1="12.505cm" svg:x2="44.821cm" svg:y2="17.782cm" draw:start-shape="id143" draw:start-glue-point="2" draw:end-shape="id204" draw:end-glue-point="3" svg:d="M44175 12505v5277h646">
          <text:p/>
        </draw:connector>
        <draw:frame draw:style-name="gr1" draw:text-style-name="P1" xml:id="id205" draw:id="id205" draw:layer="layout" svg:width="4.271cm" svg:height="0.645cm" svg:x="18.796cm" svg:y="21.704cm">
          <draw:text-box>
            <text:p><text:span text:style-name="T1">344 based-on-snl-skit</text:span></text:p>
          </draw:text-box>
        </draw:frame>
        <draw:connector draw:style-name="gr3" draw:text-style-name="P2" draw:layer="layout" svg:x1="23.634cm" svg:y1="13.366cm" svg:x2="23.067cm" svg:y2="22.026cm" draw:start-shape="id88" draw:start-glue-point="2" draw:end-shape="id205" draw:end-glue-point="1" svg:d="M23634 13366v8660h-567">
          <text:p/>
        </draw:connector>
        <draw:frame draw:style-name="gr1" draw:text-style-name="P1" draw:layer="layout" svg:width="3.3cm" svg:height="0.645cm" svg:x="51.943cm" svg:y="12.968cm">
          <draw:text-box>
            <text:p><text:span text:style-name="T1">345 small-town</text:span></text:p>
          </draw:text-box>
        </draw:frame>
        <draw:frame draw:style-name="gr1" draw:text-style-name="P1" draw:layer="layout" svg:width="3.3cm" svg:height="0.645cm" svg:x="51.942cm" svg:y="13.868cm">
          <draw:text-box>
            <text:p><text:span text:style-name="T1">346 supernatural</text:span></text:p>
          </draw:text-box>
        </draw:frame>
        <draw:frame draw:style-name="gr1" draw:text-style-name="P1" draw:layer="layout" svg:width="2.669cm" svg:height="0.645cm" svg:x="51.941cm" svg:y="14.768cm">
          <draw:text-box>
            <text:p><text:span text:style-name="T1">347 revenge</text:span></text:p>
          </draw:text-box>
        </draw:frame>
        <draw:frame draw:style-name="gr1" draw:text-style-name="P1" draw:layer="layout" svg:width="3.05cm" svg:height="0.645cm" svg:x="51.941cm" svg:y="15.568cm">
          <draw:text-box>
            <text:p><text:span text:style-name="T1">348 submarine</text:span></text:p>
          </draw:text-box>
        </draw:frame>
        <draw:frame draw:style-name="gr11" draw:text-style-name="P1" xml:id="id237" draw:id="id237" draw:layer="layout" svg:width="2.286cm" svg:height="0.645cm" svg:x="-5.361cm" svg:y="29.591cm">
          <draw:text-box>
            <text:p><text:span text:style-name="T1">349 writing</text:span></text:p>
          </draw:text-box>
        </draw:frame>
        <draw:frame draw:style-name="gr1" draw:text-style-name="P1" xml:id="id206" draw:id="id206" draw:layer="layout" svg:width="2.413cm" svg:height="0.645cm" svg:x="-4.813cm" svg:y="9.068cm">
          <draw:text-box>
            <text:p><text:span text:style-name="T1">350 robot(s)</text:span></text:p>
          </draw:text-box>
        </draw:frame>
        <draw:connector draw:style-name="gr3" draw:text-style-name="P2" draw:layer="layout" svg:x1="-5.829cm" svg:y1="5.215cm" svg:x2="-4.813cm" svg:y2="9.39cm" draw:start-shape="id175" draw:start-glue-point="2" draw:end-shape="id206" draw:end-glue-point="3" svg:d="M-5829 5215v4175h1016">
          <text:p/>
        </draw:connector>
        <draw:frame draw:style-name="gr1" draw:text-style-name="P1" xml:id="id207" draw:id="id207" draw:layer="layout" svg:width="4.14cm" svg:height="0.645cm" svg:x="44.755cm" svg:y="8.833cm">
          <draw:text-box>
            <text:p><text:span text:style-name="T1">351 manic-depression</text:span></text:p>
          </draw:text-box>
        </draw:frame>
        <draw:connector draw:style-name="gr3" draw:text-style-name="P2" draw:layer="layout" svg:x1="43.985cm" svg:y1="-1.895cm" svg:x2="44.755cm" svg:y2="9.155cm" draw:start-shape="id133" draw:start-glue-point="2" draw:end-shape="id207" draw:end-glue-point="3" svg:d="M43985-1895v11050h770">
          <text:p/>
        </draw:connector>
        <draw:frame draw:style-name="gr1" draw:text-style-name="P1" xml:id="id208" draw:id="id208" draw:layer="layout" svg:width="3.013cm" svg:height="0.645cm" svg:x="6.258cm" svg:y="7.445cm">
          <draw:text-box>
            <text:p><text:span text:style-name="T1">352 sophmoric</text:span></text:p>
          </draw:text-box>
        </draw:frame>
        <draw:connector draw:style-name="gr3" draw:text-style-name="P2" draw:layer="layout" svg:x1="5.75cm" svg:y1="0.299cm" svg:x2="6.258cm" svg:y2="7.767cm" draw:start-shape="id3" draw:start-glue-point="2" draw:end-shape="id208" draw:end-glue-point="3" svg:d="M5750 299v7468h508">
          <text:p/>
        </draw:connector>
        <draw:connector draw:style-name="gr3" draw:text-style-name="P2" draw:layer="layout" svg:x1="23.634cm" svg:y1="13.366cm" svg:x2="23.067cm" svg:y2="21.126cm" draw:start-shape="id88" draw:start-glue-point="2" draw:end-shape="id209" draw:end-glue-point="1" svg:d="M23634 13366v7760h-567">
          <text:p/>
        </draw:connector>
        <draw:frame draw:style-name="gr1" draw:text-style-name="P1" draw:layer="layout" svg:width="3.05cm" svg:height="0.645cm" svg:x="51.94cm" svg:y="16.468cm">
          <draw:text-box>
            <text:p><text:span text:style-name="T1">353 civil-rights</text:span></text:p>
          </draw:text-box>
        </draw:frame>
        <draw:frame draw:style-name="gr1" draw:text-style-name="P1" draw:layer="layout" svg:width="3.433cm" svg:height="0.645cm" svg:x="51.939cm" svg:y="17.268cm">
          <draw:text-box>
            <text:p><text:span text:style-name="T1">354 environmental</text:span></text:p>
          </draw:text-box>
        </draw:frame>
        <draw:frame draw:style-name="gr1" draw:text-style-name="P1" xml:id="id210" draw:id="id210" draw:layer="layout" svg:width="2.998cm" svg:height="0.645cm" svg:x="44.754cm" svg:y="9.733cm">
          <draw:text-box>
            <text:p><text:span text:style-name="T1">355 sociopath</text:span></text:p>
          </draw:text-box>
        </draw:frame>
        <draw:connector draw:style-name="gr3" draw:text-style-name="P2" draw:layer="layout" svg:x1="43.985cm" svg:y1="-1.895cm" svg:x2="44.754cm" svg:y2="10.055cm" draw:start-shape="id133" draw:start-glue-point="2" draw:end-shape="id210" draw:end-glue-point="3" svg:d="M43985-1895v11950h769">
          <text:p/>
        </draw:connector>
        <draw:frame draw:style-name="gr1" draw:text-style-name="P1" draw:layer="layout" svg:width="2.29cm" svg:height="0.645cm" svg:x="51.939cm" svg:y="18.168cm">
          <draw:text-box>
            <text:p><text:span text:style-name="T1">356 chess</text:span></text:p>
          </draw:text-box>
        </draw:frame>
        <draw:frame draw:style-name="gr1" draw:text-style-name="P1" draw:layer="layout" svg:width="2.545cm" svg:height="0.645cm" svg:x="51.938cm" svg:y="18.968cm">
          <draw:text-box>
            <text:p><text:span text:style-name="T1">358 college</text:span></text:p>
          </draw:text-box>
        </draw:frame>
        <draw:frame draw:style-name="gr1" draw:text-style-name="P1" xml:id="id211" draw:id="id211" draw:layer="layout" svg:width="1.794cm" svg:height="0.645cm" svg:x="24.114cm" svg:y="10.27cm">
          <draw:text-box>
            <text:p><text:span text:style-name="T1">359 golf</text:span></text:p>
          </draw:text-box>
        </draw:frame>
        <draw:connector draw:style-name="gr3" draw:text-style-name="P2" draw:layer="layout" svg:x1="23.504cm" svg:y1="-3.995cm" svg:x2="24.114cm" svg:y2="10.592cm" draw:start-shape="id22" draw:start-glue-point="2" draw:end-shape="id211" draw:end-glue-point="3" svg:d="M23504-3995v14587h610">
          <text:p/>
        </draw:connector>
        <draw:frame draw:style-name="gr1" draw:text-style-name="P1" draw:layer="layout" svg:width="4.069cm" svg:height="0.645cm" svg:x="51.938cm" svg:y="19.768cm">
          <draw:text-box>
            <text:p><text:span text:style-name="T1">360 missing-person(s)</text:span></text:p>
          </draw:text-box>
        </draw:frame>
        <draw:frame draw:style-name="gr1" draw:text-style-name="P1" draw:layer="layout" svg:width="5.339cm" svg:height="0.645cm" svg:x="51.938cm" svg:y="20.568cm">
          <draw:text-box>
            <text:p><text:span text:style-name="T1">361 non-professional-actor(s)</text:span></text:p>
          </draw:text-box>
        </draw:frame>
        <draw:frame draw:style-name="gr1" draw:text-style-name="P1" xml:id="id212" draw:id="id212" draw:layer="layout" svg:width="2.667cm" svg:height="0.645cm" svg:x="18.715cm" svg:y="5.576cm">
          <draw:text-box>
            <text:p><text:span text:style-name="T1">368 gulf-war</text:span></text:p>
          </draw:text-box>
        </draw:frame>
        <draw:connector draw:style-name="gr3" draw:text-style-name="P2" draw:layer="layout" svg:x1="18.143cm" svg:y1="-1.095cm" svg:x2="18.715cm" svg:y2="5.898cm" draw:start-shape="id14" draw:start-glue-point="2" draw:end-shape="id212" draw:end-glue-point="3" svg:d="M18143-1095v6993h572">
          <text:p/>
        </draw:connector>
        <draw:frame draw:style-name="gr1" draw:text-style-name="P1" draw:layer="layout" svg:width="5.339cm" svg:height="0.645cm" svg:x="51.938cm" svg:y="23.768cm">
          <draw:text-box>
            <text:p><text:span text:style-name="T1">369 journalism/reporter(s)</text:span></text:p>
          </draw:text-box>
        </draw:frame>
        <draw:frame draw:style-name="gr1" draw:text-style-name="P1" xml:id="id213" draw:id="id213" draw:layer="layout" svg:width="2.769cm" svg:height="0.645cm" svg:x="44.821cm" svg:y="18.26cm">
          <draw:text-box>
            <text:p><text:span text:style-name="T1">363 deafness</text:span></text:p>
          </draw:text-box>
        </draw:frame>
        <draw:connector draw:style-name="gr3" draw:text-style-name="P2" draw:layer="layout" svg:x1="44.175cm" svg:y1="12.505cm" svg:x2="44.821cm" svg:y2="18.582cm" draw:start-shape="id143" draw:start-glue-point="2" draw:end-shape="id213" draw:end-glue-point="3" svg:d="M44175 12505v6077h646">
          <text:p/>
        </draw:connector>
        <draw:frame draw:style-name="gr1" draw:text-style-name="P1" draw:layer="layout" svg:width="2.037cm" svg:height="0.645cm" svg:x="51.938cm" svg:y="21.368cm">
          <draw:text-box>
            <text:p><text:span text:style-name="T1">362 loss</text:span></text:p>
          </draw:text-box>
        </draw:frame>
        <draw:frame draw:style-name="gr1" draw:text-style-name="P1" draw:layer="layout" svg:width="5.974cm" svg:height="0.645cm" svg:x="51.938cm" svg:y="22.168cm">
          <draw:text-box>
            <text:p><text:span text:style-name="T1">365 actor(s)-playing-multiple-roles</text:span></text:p>
          </draw:text-box>
        </draw:frame>
        <draw:frame draw:style-name="gr2" draw:text-style-name="P1" xml:id="id215" draw:id="id215" draw:layer="layout" svg:width="3.484cm" svg:height="1.039cm" svg:x="13.026cm" svg:y="10.288cm">
          <draw:text-box>
            <text:p><text:span text:style-name="T1">364 jewish/judaism</text:span></text:p>
          </draw:text-box>
        </draw:frame>
        <draw:connector draw:style-name="gr3" draw:text-style-name="P2" draw:layer="layout" draw:line-skew="0.512cm" svg:x1="12.435cm" svg:y1="7.781cm" svg:x2="13.026cm" svg:y2="10.807cm" draw:start-shape="id214" draw:start-glue-point="2" draw:end-shape="id215" draw:end-glue-point="3" svg:d="M12435 7781h11v3026h580">
          <text:p/>
        </draw:connector>
        <draw:frame draw:style-name="gr1" draw:text-style-name="P1" xml:id="id216" draw:id="id216" draw:layer="layout" svg:width="2.769cm" svg:height="0.645cm" svg:x="44.821cm" svg:y="19.06cm">
          <draw:text-box>
            <text:p><text:span text:style-name="T1">367 insomnia</text:span></text:p>
          </draw:text-box>
        </draw:frame>
        <draw:connector draw:style-name="gr3" draw:text-style-name="P2" draw:layer="layout" svg:x1="44.175cm" svg:y1="12.505cm" svg:x2="44.821cm" svg:y2="19.382cm" draw:start-shape="id143" draw:start-glue-point="2" draw:end-shape="id216" draw:end-glue-point="3" svg:d="M44175 12505v6877h646">
          <text:p/>
        </draw:connector>
        <draw:frame draw:style-name="gr1" draw:text-style-name="P1" draw:layer="layout" svg:width="4.196cm" svg:height="0.645cm" svg:x="51.938cm" svg:y="22.968cm">
          <draw:text-box>
            <text:p><text:span text:style-name="T1">366 native-american(s)</text:span></text:p>
          </draw:text-box>
        </draw:frame>
        <draw:frame draw:style-name="gr1" draw:text-style-name="P1" xml:id="id217" draw:id="id217" draw:layer="layout" svg:width="5.142cm" svg:height="0.645cm" svg:x="35.625cm" svg:y="3.56cm">
          <draw:text-box>
            <text:p><text:span text:style-name="T1">370 undercover-cop/agent(s)</text:span></text:p>
          </draw:text-box>
        </draw:frame>
        <draw:connector draw:style-name="gr3" draw:text-style-name="P2" draw:layer="layout" svg:x1="34.827cm" svg:y1="2.605cm" svg:x2="35.625cm" svg:y2="3.882cm" draw:start-shape="id110" draw:start-glue-point="2" draw:end-shape="id217" draw:end-glue-point="3" svg:d="M34827 2605v1277h798">
          <text:p/>
        </draw:connector>
        <draw:frame draw:style-name="gr12" draw:text-style-name="P1" xml:id="id236" draw:id="id236" draw:layer="layout" svg:width="2.286cm" svg:height="0.645cm" svg:x="-5.361cm" svg:y="28.675cm">
          <draw:text-box>
            <text:p><text:span text:style-name="T1">371 circus</text:span></text:p>
          </draw:text-box>
        </draw:frame>
        <draw:frame draw:style-name="gr1" draw:text-style-name="P1" draw:layer="layout" svg:width="2.037cm" svg:height="0.645cm" svg:x="51.938cm" svg:y="24.568cm">
          <draw:text-box>
            <text:p><text:span text:style-name="T1">372 rural</text:span></text:p>
          </draw:text-box>
        </draw:frame>
        <draw:frame draw:style-name="gr1" draw:text-style-name="P1" draw:layer="layout" svg:width="3.561cm" svg:height="0.645cm" svg:x="51.938cm" svg:y="25.368cm">
          <draw:text-box>
            <text:p><text:span text:style-name="T1">373 assassination</text:span></text:p>
          </draw:text-box>
        </draw:frame>
        <draw:frame draw:style-name="gr1" draw:text-style-name="P1" draw:layer="layout" svg:width="2.291cm" svg:height="0.645cm" svg:x="51.938cm" svg:y="26.168cm">
          <draw:text-box>
            <text:p><text:span text:style-name="T1">374 nazi(s)</text:span></text:p>
          </draw:text-box>
        </draw:frame>
        <draw:frame draw:style-name="gr1" draw:text-style-name="P1" xml:id="id218" draw:id="id218" draw:layer="layout" svg:width="2.769cm" svg:height="0.645cm" svg:x="44.821cm" svg:y="19.86cm">
          <draw:text-box>
            <text:p><text:span text:style-name="T1">375 muteness</text:span></text:p>
          </draw:text-box>
        </draw:frame>
        <draw:connector draw:style-name="gr3" draw:text-style-name="P2" draw:layer="layout" svg:x1="44.175cm" svg:y1="12.505cm" svg:x2="44.821cm" svg:y2="20.182cm" draw:start-shape="id143" draw:start-glue-point="2" draw:end-shape="id218" draw:end-glue-point="3" svg:d="M44175 12505v7677h646">
          <text:p/>
        </draw:connector>
        <draw:frame draw:style-name="gr1" draw:text-style-name="P1" draw:layer="layout" svg:width="2.672cm" svg:height="0.645cm" svg:x="51.938cm" svg:y="26.968cm">
          <draw:text-box>
            <text:p><text:span text:style-name="T1">376 dystopia</text:span></text:p>
          </draw:text-box>
        </draw:frame>
        <draw:frame draw:style-name="gr1" draw:text-style-name="P1" draw:layer="layout" svg:width="5.213cm" svg:height="0.645cm" svg:x="51.937cm" svg:y="27.768cm">
          <draw:text-box>
            <text:p><text:span text:style-name="T1">377 immigration/immigrant(s)</text:span></text:p>
          </draw:text-box>
        </draw:frame>
        <draw:frame draw:style-name="gr1" draw:text-style-name="P1" xml:id="id219" draw:id="id219" draw:layer="layout" svg:width="2.549cm" svg:height="0.645cm" svg:x="58.411cm" svg:y="0.465cm">
          <draw:text-box>
            <text:p><text:span text:style-name="T1">333 siblings</text:span></text:p>
          </draw:text-box>
        </draw:frame>
        <draw:frame draw:style-name="gr1" draw:text-style-name="P1" draw:layer="layout" svg:width="3.692cm" svg:height="0.645cm" svg:x="58.411cm" svg:y="4.065cm">
          <draw:text-box>
            <text:p><text:span text:style-name="T1">378 father-daughter</text:span></text:p>
          </draw:text-box>
        </draw:frame>
        <draw:frame draw:style-name="gr1" draw:text-style-name="P1" draw:layer="layout" svg:width="3.058cm" svg:height="0.645cm" svg:x="58.41cm" svg:y="4.865cm">
          <draw:text-box>
            <text:p><text:span text:style-name="T1">379 father-son</text:span></text:p>
          </draw:text-box>
        </draw:frame>
        <draw:frame draw:style-name="gr1" draw:text-style-name="P1" draw:layer="layout" svg:width="3.821cm" svg:height="0.645cm" svg:x="58.409cm" svg:y="5.765cm">
          <draw:text-box>
            <text:p><text:span text:style-name="T1">380 mother-daughter</text:span></text:p>
          </draw:text-box>
        </draw:frame>
        <draw:frame draw:style-name="gr1" draw:text-style-name="P1" draw:layer="layout" svg:width="3.059cm" svg:height="0.645cm" svg:x="58.409cm" svg:y="6.665cm">
          <draw:text-box>
            <text:p><text:span text:style-name="T1">381 mother-son</text:span></text:p>
          </draw:text-box>
        </draw:frame>
        <draw:frame draw:style-name="gr1" draw:text-style-name="P1" draw:layer="layout" svg:width="2.424cm" svg:height="0.645cm" svg:x="58.409cm" svg:y="7.465cm">
          <draw:text-box>
            <text:p><text:span text:style-name="T1">382 pirates</text:span></text:p>
          </draw:text-box>
        </draw:frame>
        <draw:frame draw:style-name="gr1" draw:text-style-name="P1" xml:id="id220" draw:id="id220" draw:layer="layout" svg:width="3.429cm" svg:height="0.645cm" svg:x="60.371cm" svg:y="1.397cm">
          <draw:text-box>
            <text:p><text:span text:style-name="T1">383 brother-sister</text:span></text:p>
          </draw:text-box>
        </draw:frame>
        <draw:frame draw:style-name="gr1" draw:text-style-name="P1" xml:id="id221" draw:id="id221" draw:layer="layout" svg:width="3.683cm" svg:height="0.645cm" svg:x="60.371cm" svg:y="2.297cm">
          <draw:text-box>
            <text:p><text:span text:style-name="T1">384 brother-brother</text:span></text:p>
          </draw:text-box>
        </draw:frame>
        <draw:frame draw:style-name="gr1" draw:text-style-name="P1" xml:id="id222" draw:id="id222" draw:layer="layout" svg:width="3.048cm" svg:height="0.645cm" svg:x="60.371cm" svg:y="3.197cm">
          <draw:text-box>
            <text:p><text:span text:style-name="T1">385 sister-sister</text:span></text:p>
          </draw:text-box>
        </draw:frame>
        <draw:connector draw:style-name="gr3" draw:text-style-name="P2" draw:layer="layout" svg:x1="59.685cm" svg:y1="1.11cm" svg:x2="60.371cm" svg:y2="1.719cm" draw:start-shape="id219" draw:start-glue-point="2" draw:end-shape="id220" draw:end-glue-point="3" svg:d="M59685 1110v609h686">
          <text:p/>
        </draw:connector>
        <draw:connector draw:style-name="gr3" draw:text-style-name="P2" draw:layer="layout" svg:x1="59.685cm" svg:y1="1.11cm" svg:x2="60.371cm" svg:y2="2.619cm" draw:start-shape="id219" draw:start-glue-point="2" draw:end-shape="id221" draw:end-glue-point="3" svg:d="M59685 1110v1509h686">
          <text:p/>
        </draw:connector>
        <draw:connector draw:style-name="gr3" draw:text-style-name="P2" draw:layer="layout" svg:x1="59.685cm" svg:y1="1.11cm" svg:x2="60.371cm" svg:y2="3.519cm" draw:start-shape="id219" draw:start-glue-point="2" draw:end-shape="id222" draw:end-glue-point="3" svg:d="M59685 1110v2409h686">
          <text:p/>
        </draw:connector>
        <draw:frame draw:style-name="gr1" draw:text-style-name="P1" draw:layer="layout" svg:width="2.806cm" svg:height="0.645cm" svg:x="58.408cm" svg:y="8.265cm">
          <draw:text-box>
            <text:p><text:span text:style-name="T1">386 vacation</text:span></text:p>
          </draw:text-box>
        </draw:frame>
        <draw:frame draw:style-name="gr1" draw:text-style-name="P1" draw:layer="layout" svg:width="2.172cm" svg:height="0.645cm" svg:x="58.407cm" svg:y="9.065cm">
          <draw:text-box>
            <text:p><text:span text:style-name="T1">387 chase</text:span></text:p>
          </draw:text-box>
        </draw:frame>
        <draw:frame draw:style-name="gr1" draw:text-style-name="P1" draw:layer="layout" svg:width="3.821cm" svg:height="0.645cm" svg:x="58.409cm" svg:y="9.865cm">
          <draw:text-box>
            <text:p><text:span text:style-name="T1">388 business/money</text:span></text:p>
          </draw:text-box>
        </draw:frame>
        <draw:frame draw:style-name="gr1" draw:text-style-name="P1" draw:layer="layout" svg:width="2.932cm" svg:height="0.645cm" svg:x="58.409cm" svg:y="10.665cm">
          <draw:text-box>
            <text:p><text:span text:style-name="T1">389 obsession</text:span></text:p>
          </draw:text-box>
        </draw:frame>
        <draw:frame draw:style-name="gr1" draw:text-style-name="P1" draw:layer="layout" svg:width="4.711cm" svg:height="0.645cm" svg:x="58.408cm" svg:y="11.465cm">
          <draw:text-box>
            <text:p><text:span text:style-name="T1">390 eccentric-character(s)</text:span></text:p>
          </draw:text-box>
        </draw:frame>
        <draw:frame draw:style-name="gr1" draw:text-style-name="P1" draw:layer="layout" svg:width="2.933cm" svg:height="0.645cm" svg:x="58.408cm" svg:y="12.265cm">
          <draw:text-box>
            <text:p><text:span text:style-name="T1">391 masculine</text:span></text:p>
          </draw:text-box>
        </draw:frame>
        <draw:frame draw:style-name="gr1" draw:text-style-name="P1" draw:layer="layout" svg:width="2.933cm" svg:height="0.645cm" svg:x="58.408cm" svg:y="13.065cm">
          <draw:text-box>
            <text:p><text:span text:style-name="T1">392 feminine</text:span></text:p>
          </draw:text-box>
        </draw:frame>
        <draw:frame draw:style-name="gr13" draw:text-style-name="P1" xml:id="id223" draw:id="id223" draw:layer="layout" svg:width="5.792cm" svg:height="0.669cm" svg:x="44.754cm" svg:y="10.634cm">
          <draw:text-box>
            <text:p><text:span text:style-name="T1">394 dissociative-identity-disorder</text:span></text:p>
          </draw:text-box>
        </draw:frame>
        <draw:connector draw:style-name="gr3" draw:text-style-name="P2" draw:layer="layout" svg:x1="43.985cm" svg:y1="-1.895cm" svg:x2="44.754cm" svg:y2="10.968cm" draw:start-shape="id133" draw:start-glue-point="2" draw:end-shape="id223" draw:end-glue-point="3" svg:d="M43985-1895v12863h769">
          <text:p/>
        </draw:connector>
        <draw:frame draw:style-name="gr1" draw:text-style-name="P1" xml:id="id238" draw:id="id238" draw:layer="layout" svg:width="5.182cm" svg:height="0.645cm" svg:x="27.617cm" svg:y="19.204cm">
          <draw:text-box>
            <text:p><text:span text:style-name="T1">395 based-on-dc-comic(s)</text:span></text:p>
          </draw:text-box>
        </draw:frame>
        <draw:frame draw:style-name="gr9" draw:text-style-name="P1" xml:id="id239" draw:id="id239" draw:layer="layout" svg:width="5.69cm" svg:height="0.662cm" svg:x="27.617cm" svg:y="20.039cm">
          <draw:text-box>
            <text:p><text:span text:style-name="T1">396 based-on-marvel-comic(s)</text:span></text:p>
          </draw:text-box>
        </draw:frame>
        <draw:frame draw:style-name="gr1" draw:text-style-name="P1" xml:id="id224" draw:id="id224" draw:layer="layout" svg:width="4.639cm" svg:height="0.645cm" svg:x="-8.703cm" svg:y="18.796cm">
          <draw:text-box>
            <text:p><text:span text:style-name="T1">61 art/arts/entertainment</text:span></text:p>
          </draw:text-box>
        </draw:frame>
        <draw:frame draw:style-name="gr1" draw:text-style-name="P1" xml:id="id225" draw:id="id225" draw:layer="layout" svg:width="2.318cm" svg:height="0.645cm" svg:x="-5.388cm" svg:y="19.834cm">
          <draw:text-box>
            <text:p><text:span text:style-name="T1">208 music</text:span></text:p>
          </draw:text-box>
        </draw:frame>
        <draw:frame draw:style-name="gr1" draw:text-style-name="P1" xml:id="id226" draw:id="id226" draw:layer="layout" svg:width="3.064cm" svg:height="0.645cm" svg:x="-5.372cm" svg:y="20.579cm">
          <draw:text-box>
            <text:p><text:span text:style-name="T1">209 filmmaking</text:span></text:p>
          </draw:text-box>
        </draw:frame>
        <draw:frame draw:style-name="gr1" draw:text-style-name="P1" xml:id="id227" draw:id="id227" draw:layer="layout" svg:width="2.613cm" svg:height="0.645cm" svg:x="-5.356cm" svg:y="21.345cm">
          <draw:text-box>
            <text:p><text:span text:style-name="T1">210 poetry</text:span></text:p>
          </draw:text-box>
        </draw:frame>
        <draw:frame draw:style-name="gr1" draw:text-style-name="P1" xml:id="id228" draw:id="id228" draw:layer="layout" svg:width="2.668cm" svg:height="0.645cm" svg:x="-5.357cm" svg:y="22.145cm">
          <draw:text-box>
            <text:p><text:span text:style-name="T1">211 television</text:span></text:p>
          </draw:text-box>
        </draw:frame>
        <draw:frame draw:style-name="gr1" draw:text-style-name="P1" xml:id="id229" draw:id="id229" draw:layer="layout" svg:width="2.668cm" svg:height="0.645cm" svg:x="-5.357cm" svg:y="22.945cm">
          <draw:text-box>
            <text:p><text:span text:style-name="T1">212 painting</text:span></text:p>
          </draw:text-box>
        </draw:frame>
        <draw:frame draw:style-name="gr1" draw:text-style-name="P1" xml:id="id233" draw:id="id233" draw:layer="layout" svg:width="3.303cm" svg:height="0.645cm" svg:x="-5.383cm" svg:y="26.127cm">
          <draw:text-box>
            <text:p><text:span text:style-name="T1">216 photography</text:span></text:p>
          </draw:text-box>
        </draw:frame>
        <draw:frame draw:style-name="gr1" draw:text-style-name="P1" xml:id="id230" draw:id="id230" draw:layer="layout" svg:width="2.541cm" svg:height="0.645cm" svg:x="-5.357cm" svg:y="23.745cm">
          <draw:text-box>
            <text:p><text:span text:style-name="T1">213 ballet</text:span></text:p>
          </draw:text-box>
        </draw:frame>
        <draw:frame draw:style-name="gr1" draw:text-style-name="P1" xml:id="id231" draw:id="id231" draw:layer="layout" svg:width="2.414cm" svg:height="0.645cm" svg:x="-5.357cm" svg:y="24.545cm">
          <draw:text-box>
            <text:p><text:span text:style-name="T1">214 theater</text:span></text:p>
          </draw:text-box>
        </draw:frame>
        <draw:frame draw:style-name="gr1" draw:text-style-name="P1" xml:id="id232" draw:id="id232" draw:layer="layout" svg:width="2.414cm" svg:height="0.645cm" svg:x="-5.358cm" svg:y="25.345cm">
          <draw:text-box>
            <text:p><text:span text:style-name="T1">215 radio</text:span></text:p>
          </draw:text-box>
        </draw:frame>
        <draw:frame draw:style-name="gr1" draw:text-style-name="P1" xml:id="id234" draw:id="id234" draw:layer="layout" svg:width="4.218cm" svg:height="0.645cm" svg:x="-5.383cm" svg:y="26.927cm">
          <draw:text-box>
            <text:p><text:span text:style-name="T1">343 stand-up-comedy</text:span></text:p>
          </draw:text-box>
        </draw:frame>
        <draw:frame draw:style-name="gr1" draw:text-style-name="P1" xml:id="id235" draw:id="id235" draw:layer="layout" svg:width="4.318cm" svg:height="0.645cm" svg:x="-5.356cm" svg:y="27.754cm">
          <draw:text-box>
            <text:p><text:span text:style-name="T1">357 magic/magician(s)</text:span></text:p>
          </draw:text-box>
        </draw:frame>
        <draw:connector draw:style-name="gr3" draw:text-style-name="P2" draw:layer="layout" svg:x1="-6.384cm" svg:y1="19.441cm" svg:x2="-5.388cm" svg:y2="20.156cm" draw:start-shape="id224" draw:start-glue-point="2" draw:end-shape="id225" draw:end-glue-point="3" svg:d="M-6384 19441v715h996">
          <text:p/>
        </draw:connector>
        <draw:connector draw:style-name="gr3" draw:text-style-name="P2" draw:layer="layout" svg:x1="-6.384cm" svg:y1="19.441cm" svg:x2="-5.372cm" svg:y2="20.901cm" draw:start-shape="id224" draw:start-glue-point="2" draw:end-shape="id226" draw:end-glue-point="3" svg:d="M-6384 19441v1460h1012">
          <text:p/>
        </draw:connector>
        <draw:connector draw:style-name="gr3" draw:text-style-name="P2" draw:layer="layout" svg:x1="-6.384cm" svg:y1="19.441cm" svg:x2="-5.356cm" svg:y2="21.667cm" draw:start-shape="id224" draw:start-glue-point="2" draw:end-shape="id227" draw:end-glue-point="3" svg:d="M-6384 19441v2226h1028">
          <text:p/>
        </draw:connector>
        <draw:connector draw:style-name="gr3" draw:text-style-name="P2" draw:layer="layout" svg:x1="-6.384cm" svg:y1="19.441cm" svg:x2="-5.357cm" svg:y2="22.467cm" draw:start-shape="id224" draw:start-glue-point="2" draw:end-shape="id228" draw:end-glue-point="3" svg:d="M-6384 19441v3026h1027">
          <text:p/>
        </draw:connector>
        <draw:connector draw:style-name="gr3" draw:text-style-name="P2" draw:layer="layout" svg:x1="-6.384cm" svg:y1="19.441cm" svg:x2="-5.357cm" svg:y2="23.267cm" draw:start-shape="id224" draw:start-glue-point="2" draw:end-shape="id229" draw:end-glue-point="3" svg:d="M-6384 19441v3826h1027">
          <text:p/>
        </draw:connector>
        <draw:connector draw:style-name="gr3" draw:text-style-name="P2" draw:layer="layout" svg:x1="-6.384cm" svg:y1="19.441cm" svg:x2="-5.357cm" svg:y2="24.067cm" draw:start-shape="id224" draw:start-glue-point="2" draw:end-shape="id230" draw:end-glue-point="3" svg:d="M-6384 19441v4626h1027">
          <text:p/>
        </draw:connector>
        <draw:connector draw:style-name="gr3" draw:text-style-name="P2" draw:layer="layout" svg:x1="-6.384cm" svg:y1="19.441cm" svg:x2="-5.357cm" svg:y2="24.867cm" draw:start-shape="id224" draw:end-shape="id231" draw:end-glue-point="3" svg:d="M-6384 19441v5426h1027">
          <text:p/>
        </draw:connector>
        <draw:connector draw:style-name="gr3" draw:text-style-name="P2" draw:layer="layout" svg:x1="-6.384cm" svg:y1="19.441cm" svg:x2="-5.358cm" svg:y2="25.667cm" draw:start-shape="id224" draw:start-glue-point="2" draw:end-shape="id232" draw:end-glue-point="3" svg:d="M-6384 19441v6226h1026">
          <text:p/>
        </draw:connector>
        <draw:connector draw:style-name="gr3" draw:text-style-name="P2" draw:layer="layout" svg:x1="-6.384cm" svg:y1="19.441cm" svg:x2="-5.383cm" svg:y2="26.449cm" draw:start-shape="id224" draw:start-glue-point="2" draw:end-shape="id233" draw:end-glue-point="3" svg:d="M-6384 19441v7008h1001">
          <text:p/>
        </draw:connector>
        <draw:connector draw:style-name="gr3" draw:text-style-name="P2" draw:layer="layout" svg:x1="-6.384cm" svg:y1="19.441cm" svg:x2="-5.383cm" svg:y2="27.249cm" draw:start-shape="id224" draw:end-shape="id234" draw:end-glue-point="3" svg:d="M-6384 19441v7808h1001">
          <text:p/>
        </draw:connector>
        <draw:connector draw:style-name="gr3" draw:text-style-name="P2" draw:layer="layout" svg:x1="-6.384cm" svg:y1="19.441cm" svg:x2="-5.356cm" svg:y2="28.076cm" draw:start-shape="id224" draw:start-glue-point="2" draw:end-shape="id235" draw:end-glue-point="3" svg:d="M-6384 19441v8635h1028">
          <text:p/>
        </draw:connector>
        <draw:connector draw:style-name="gr3" draw:text-style-name="P2" draw:layer="layout" svg:x1="-6.384cm" svg:y1="19.441cm" svg:x2="-5.361cm" svg:y2="28.997cm" draw:start-shape="id224" draw:start-glue-point="2" draw:end-shape="id236" draw:end-glue-point="3" svg:d="M-6384 19441v9556h1023">
          <text:p/>
        </draw:connector>
        <draw:connector draw:style-name="gr3" draw:text-style-name="P2" draw:layer="layout" svg:x1="-6.384cm" svg:y1="19.441cm" svg:x2="-5.361cm" svg:y2="29.913cm" draw:start-shape="id224" draw:end-shape="id237" draw:end-glue-point="3" svg:d="M-6384 19441v10472h1023">
          <text:p/>
        </draw:connector>
        <draw:connector draw:style-name="gr3" draw:text-style-name="P2" draw:layer="layout" svg:x1="26.746cm" svg:y1="18.942cm" svg:x2="27.617cm" svg:y2="19.526cm" draw:start-shape="id95" draw:start-glue-point="2" draw:end-shape="id238" draw:end-glue-point="3" svg:d="M26746 18942v584h871">
          <text:p/>
        </draw:connector>
        <draw:connector draw:style-name="gr3" draw:text-style-name="P2" draw:layer="layout" svg:x1="26.746cm" svg:y1="18.942cm" svg:x2="27.617cm" svg:y2="20.37cm" draw:start-shape="id95" draw:start-glue-point="2" draw:end-shape="id239" draw:end-glue-point="3" svg:d="M26746 18942v1428h8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7-06-19T12:31:47</dc:date>
    <meta:editing-duration>PT16H32M33S</meta:editing-duration>
    <meta:editing-cycles>205</meta:editing-cycles>
    <meta:generator>OpenOffice/4.1.3$Unix OpenOffice.org_project/413m1$Build-9783</meta:generator>
    <meta:document-statistic meta:object-count="610"/>
  </office:meta>
</office:document-meta>
</file>